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9.599cm"/>
    </style:style>
    <style:style style:name="co3" style:family="table-column">
      <style:table-column-properties fo:break-before="auto" style:column-width="4.187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54.315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477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knik+ser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mapsUrl</text:p>
          </table:table-cell>
          <table:table-cell office:value-type="string" calcext:value-type="string">
            <text:p>openHour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NANO BİLİŞİM-TEKNİK SERVIS İLETİŞİM HIZ.</text:p>
          </table:table-cell>
          <table:table-cell office:value-type="string" calcext:value-type="string">
            <text:p>Kültür, Spor Sk. No:6, 81600 Düzce Merkez/Düzce</text:p>
          </table:table-cell>
          <table:table-cell office:value-type="string" calcext:value-type="string">
            <text:p>nano-bilisim.business.site</text:p>
          </table:table-cell>
          <table:table-cell office:value-type="string" calcext:value-type="string">
            <text:p>0507 469 57 69</text:p>
          </table:table-cell>
          <table:table-cell office:value-type="string" calcext:value-type="string">
            <text:p>https://www.google.com/maps/place/NANO+B%C4%B0L%C4%B0%C5%9E%C4%B0M-TEKN%C4%B0K+SERVIS+%C4%B0LET%C4%B0%C5%9E%C4%B0M+HIZ./@40.8416102,31.1428242,14z/data=!4m8!1m2!2m1!1steknik+servis!3m4!1s0x409d75ca6464ec65:0x45fdf1c4bf656c08!8m2!3d40.840076!4d31.1591</text:p>
          </table:table-cell>
          <table:table-cell office:value-type="string" calcext:value-type="string">
            <text:p>Pazartesi,09:45 - 21:00; Salı,09:45 - 21:00; Çarşamba,09:45 - 21:00; Perşembe,09:45 - 21:00; Cuma,09:45 - 21:00; Cumartesi,09:45 - 21:00; Pazar,09:45 - 21:00.</text:p>
          </table:table-cell>
          <table:table-cell office:value-type="string" calcext:value-type="string">
            <text:p>Cep Telefonu Tamir Atölye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üzce Bosch Teknik Servis - Buzdolabı, Çamaşır ve Bulaşık Makinasi</text:p>
          </table:table-cell>
          <table:table-cell office:value-type="string" calcext:value-type="string">
            <text:p>Çay, Aydınpınar Cd. no:4, 81600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3 16 23</text:p>
          </table:table-cell>
          <table:table-cell office:value-type="string" calcext:value-type="string">
            <text:p>https://www.google.com/maps/place/D%C3%BCzce+Bosch+Teknik+Servis+-+Buzdolab%C4%B1,+%C3%87ama%C5%9F%C4%B1r+ve+Bula%C5%9F%C4%B1k+Makinasi/@40.8416076,31.1428242,14z/data=!4m8!1m2!2m1!1steknik+servis!3m4!1s0x409d75839a656c43:0xec25465271516d99!8m2!3d40.836955!4d31.158034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Casper Yetkili Teknik Servis</text:p>
          </table:table-cell>
          <table:table-cell office:value-type="string" calcext:value-type="string">
            <text:p>Kültür, Mansur Bayram Cd. No:28, 81010 Düzce Merkez/Düzce</text:p>
          </table:table-cell>
          <table:table-cell office:value-type="string" calcext:value-type="string">
            <text:p>sistemonline.com.tr</text:p>
          </table:table-cell>
          <table:table-cell office:value-type="string" calcext:value-type="string">
            <text:p>(0380) 523 40 86</text:p>
          </table:table-cell>
          <table:table-cell office:value-type="string" calcext:value-type="string">
            <text:p>https://www.google.com/maps/place/Casper+Yetkili+Teknik+Servis/@40.8416076,31.1428242,14z/data=!4m8!1m2!2m1!1steknik+servis!3m4!1s0x409d756cc7ea286f:0xb03d6f2474a30261!8m2!3d40.842002!4d31.158681</text:p>
          </table:table-cell>
          <table:table-cell office:value-type="string" calcext:value-type="string">
            <text:p>Pazartesi,08:30 - 18:30; Salı,08:30 - 18:30; Çarşamba,08:30 - 18:30; Perşembe,08:30 - 18:30; Cuma,08:30 - 18:30; Cumartesi,08:30 - 18:30; Pazar,Kapalı.</text:p>
          </table:table-cell>
          <table:table-cell office:value-type="string" calcext:value-type="string">
            <text:p>Bilgisayar Servi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ke Yetkili Servis - Hızlı Teknik Servis</text:p>
          </table:table-cell>
          <table:table-cell office:value-type="string" calcext:value-type="string">
            <text:p>Nusrettin, Hüseyin Remzi Sk. No:4/A, 81010 Merkez/Düzce</text:p>
          </table:table-cell>
          <table:table-cell office:value-type="string" calcext:value-type="string">
            <text:p>franke.com</text:p>
          </table:table-cell>
          <table:table-cell office:value-type="string" calcext:value-type="string">
            <text:p>(0380) 512 26 00</text:p>
          </table:table-cell>
          <table:table-cell office:value-type="string" calcext:value-type="string">
            <text:p>https://www.google.com/maps/place/Franke+Yetkili+Servis+-+H%C4%B1zl%C4%B1+Teknik+Servis/@40.8416076,31.1428242,14z/data=!4m8!1m2!2m1!1steknik+servis!3m4!1s0x409d75c0dcc1e6df:0x6c1c2082250820bd!8m2!3d40.835886!4d31.174814</text:p>
          </table:table-cell>
          <table:table-cell office:value-type="string" calcext:value-type="string">
            <text:p>Pazartesi,08:30 - 18:00; Salı,08:30 - 18:00; Çarşamba,08:30 - 18:00; Perşembe,08:30 - 18:00; Cuma,08:30 - 18:00; Cumartesi,08:30 - 17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Adil İletişim Teknik Servis</text:p>
          </table:table-cell>
          <table:table-cell office:value-type="string" calcext:value-type="string">
            <text:p>Şerefiye, Cumhuriyet Sk.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0 541 00 98</text:p>
          </table:table-cell>
          <table:table-cell office:value-type="string" calcext:value-type="string">
            <text:p>https://www.google.com/maps/place/Adil+%C4%B0leti%C5%9Fim+Teknik+Servis/@40.8416076,31.1428242,14z/data=!4m8!1m2!2m1!1steknik+servis!3m4!1s0x409d755ac8be4dcd:0x5972c4e3e3a463a2!8m2!3d40.8393172!4d31.1616484</text:p>
          </table:table-cell>
          <table:table-cell office:value-type="string" calcext:value-type="string">
            <text:p>Pazartesi,09:00 - 20:00; Salı,09:00 - 20:00; Çarşamba,09:00 - 20:00; Perşembe,09:00 - 20:00; Cuma,09:00 - 20:00; Cumartesi,09:00 - 20:00; Pazar,Kapalı.</text:p>
          </table:table-cell>
          <table:table-cell office:value-type="string" calcext:value-type="string">
            <text:p>Telefon Onarım Hizmeti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Bosch Ev Aletleri Yetkili Servisi</text:p>
          </table:table-cell>
          <table:table-cell office:value-type="string" calcext:value-type="string">
            <text:p>Cedidiye, Hükümet Sk. No:5/B, 81000 Düzce Merkez/Düzce</text:p>
          </table:table-cell>
          <table:table-cell office:value-type="string" calcext:value-type="string">
            <text:p>bosch-yetkiliservisi.com</text:p>
          </table:table-cell>
          <table:table-cell office:value-type="string" calcext:value-type="string">
            <text:p>444 6 333</text:p>
          </table:table-cell>
          <table:table-cell office:value-type="string" calcext:value-type="string">
            <text:p>https://www.google.com/maps/place/Bosch+Ev+Aletleri+Yetkili+Servisi/@40.8416076,31.1428242,14z/data=!4m8!1m2!2m1!1steknik+servis!3m4!1s0x409d7544dcd58e61:0x8b1ede0444b6e01!8m2!3d40.837646!4d31.162204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Arçelik Yetkili Servis</text:p>
          </table:table-cell>
          <table:table-cell office:value-type="string" calcext:value-type="string">
            <text:p>Cedidiye, Zaferi Milli Sk. No.11, 81400 Merkez/Düzce</text:p>
          </table:table-cell>
          <table:table-cell office:value-type="string" calcext:value-type="string">
            <text:p>arcelik.com.tr</text:p>
          </table:table-cell>
          <table:table-cell office:value-type="string" calcext:value-type="string">
            <text:p>(0380) 514 15 69</text:p>
          </table:table-cell>
          <table:table-cell office:value-type="string" calcext:value-type="string">
            <text:p>https://www.google.com/maps/place/Ar%C3%A7elik+Yetkili+Servis/@40.8416076,31.1428242,14z/data=!4m8!1m2!2m1!1steknik+servis!3m4!1s0x409d7545ca1d9a01:0xcbfc982575adf125!8m2!3d40.836733!4d31.1654373</text:p>
          </table:table-cell>
          <table:table-cell office:value-type="string" calcext:value-type="string">
            <text:p>Pazartesi,10:00 - 22:00; Salı,10:00 - 22:00; Çarşamba,10:00 - 22:00; Perşembe,10:00 - 22:00; Cuma,10:00 - 22:00; Cumartesi,10:00 - 22:00; Pazar,10:00 - 22:00.</text:p>
          </table:table-cell>
          <table:table-cell office:value-type="string" calcext:value-type="string">
            <text:p>Beyaz Eşya Tamirhanesi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Asn Bilişim Teknik Servis Hizmetleri</text:p>
          </table:table-cell>
          <table:table-cell office:value-type="string" calcext:value-type="string">
            <text:p>Cedidiye, Celal Kasapoğlu Cd. no 8/c, 8110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(0380) 512 80 90</text:p>
          </table:table-cell>
          <table:table-cell office:value-type="string" calcext:value-type="string">
            <text:p>https://www.google.com/maps/place/Asn+Bili%C5%9Fim+Teknik+Servis+Hizmetleri/@40.8416076,31.1428242,14z/data=!4m8!1m2!2m1!1steknik+servis!3m4!1s0x409d756cc528caf9:0x865a0d126072883e!8m2!3d40.837295!4d31.164043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Yılmaz Teknik</text:p>
          </table:table-cell>
          <table:table-cell office:value-type="string" calcext:value-type="string">
            <text:p>Şerefiye, Uzunzade Sk. No:18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19 40</text:p>
          </table:table-cell>
          <table:table-cell office:value-type="string" calcext:value-type="string">
            <text:p>https://www.google.com/maps/place/Y%C4%B1lmaz+Teknik/@40.8416076,31.1428242,14z/data=!4m8!1m2!2m1!1steknik+servis!3m4!1s0x409d75509501c5fb:0x9a49af2b4ab4c849!8m2!3d40.8402173!4d31.1624846</text:p>
          </table:table-cell>
          <table:table-cell office:value-type="string" calcext:value-type="string">
            <text:p>Pazartesi,09:00 - 18:00; Salı,09:00 - 18:00; Çarşamba,09:00 - 18:00; Perşembe,09:00 - 17:00; Cuma,09:00 - 18:00; Cumartesi,09:00 - 18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stel Düzce Yetkili Servisi (Doğuş Elektronik)</text:p>
          </table:table-cell>
          <table:table-cell office:value-type="string" calcext:value-type="string">
            <text:p>Merkez, CEDİDİYE MAH. NABİ SOKAK NO:5/A, HACI DAVUT CAMİİ KARŞISI, 81100 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(0380) 524 04 40</text:p>
          </table:table-cell>
          <table:table-cell office:value-type="string" calcext:value-type="string">
            <text:p>https://www.google.com/maps/place/Vestel+D%C3%BCzce+Yetkili+Servisi+(Do%C4%9Fu%C5%9F+Elektronik)/@40.8416076,31.1428242,14z/data=!4m8!1m2!2m1!1steknik+servis!3m4!1s0x409d7544155a94d5:0x51241b033156b06b!8m2!3d40.8365208!4d31.1647674</text:p>
          </table:table-cell>
          <table:table-cell office:value-type="string" calcext:value-type="string">
            <text:p>Pazartesi,09:00 - 18:00; Salı,09:00 - 18:00; Çarşamba,09:00 - 18:00; Perşembe,09:00 - 18:00; Cuma,09:00 - 18:00; Cumartesi,09:00 - 18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Beko Servisi - Yetki Belgeli Teknik Servis Buzdolabı, Çamaşır Makinesi, Bulaşık Makinesi Servisi</text:p>
          </table:table-cell>
          <table:table-cell office:value-type="string" calcext:value-type="string">
            <text:p>Çay, Aydınpınar Cd. No: 4/i, 81010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3 053 39 73</text:p>
          </table:table-cell>
          <table:table-cell office:value-type="string" calcext:value-type="string">
            <text:p>https://www.google.com/maps/place/Beko+Servisi+-+Yetki+Belgeli+Teknik+Servis+Buzdolab%C4%B1,+%C3%87ama%C5%9F%C4%B1r+Makinesi,+Bula%C5%9F%C4%B1k+Makinesi+Servisi/@40.8416076,31.1428242,14z/data=!4m8!1m2!2m1!1steknik+servis!3m4!1s0x409d75499dd31c07:0xcdb57013ecd02f38!8m2!3d40.836955!4d31.158034</text:p>
          </table:table-cell>
          <table:table-cell office:value-type="string" calcext:value-type="string">
            <text:p>Pazartesi,08:00 - 20:00; Salı,08:00 - 20:00; Çarşamba,08:00 - 20:00; Perşembe,08:00 - 20:00; Cuma,08:00 - 20:00; Cumartesi,08:00 - 20:00; Pazar,08:00 - 20:00.</text:p>
          </table:table-cell>
          <table:table-cell office:value-type="string" calcext:value-type="string">
            <text:p>Beyaz Eşya Tamirhane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ZLI SERVİS</text:p>
          </table:table-cell>
          <table:table-cell office:value-type="string" calcext:value-type="string">
            <text:p>Şerefiye, Uzunzade Sk. no:18/b, 81100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15 77</text:p>
          </table:table-cell>
          <table:table-cell office:value-type="string" calcext:value-type="string">
            <text:p>https://www.google.com/maps/place/HIZLI+SERV%C4%B0S/@40.8416076,31.1428242,14z/data=!4m8!1m2!2m1!1steknik+servis!3m4!1s0x409d75827b848fd9:0xaada611d4141d254!8m2!3d40.840214!4d31.1625292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Bosch Ev Aletleri Yetkili Servisi</text:p>
          </table:table-cell>
          <table:table-cell office:value-type="string" calcext:value-type="string">
            <text:p>Azmimilli&amp;nbsp; Mah. Dariyerli Sok. No: 5/A-B, 81000</text:p>
          </table:table-cell>
          <table:table-cell office:value-type="string" calcext:value-type="string">
            <text:p>bosch-yetkiliservisi.com</text:p>
          </table:table-cell>
          <table:table-cell office:value-type="string" calcext:value-type="string">
            <text:p>444 6 333</text:p>
          </table:table-cell>
          <table:table-cell office:value-type="string" calcext:value-type="string">
            <text:p>https://www.google.com/maps/place/Bosch+Ev+Aletleri+Yetkili+Servisi/@40.8416076,31.1428242,14z/data=!4m8!1m2!2m1!1steknik+servis!3m4!1s0x409d75434d0f9c5b:0x2ed10f47040c491a!8m2!3d40.836193!4d31.1589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yaz Eşya Tamirhane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ıçakçıoğlu &amp; uslu soğutma teknik servis bakım onarım</text:p>
          </table:table-cell>
          <table:table-cell office:value-type="string" calcext:value-type="string">
            <text:p>Camikebir, 657. Sk. No:22, 8102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B%C4%B1%C3%A7ak%C3%A7%C4%B1o%C4%9Flu+%26+uslu+so%C4%9Futma+teknik+servis+bak%C4%B1m+onar%C4%B1m/@40.8416076,31.1428242,14z/data=!4m8!1m2!2m1!1steknik+servis!3m4!1s0x409d755b95b67e99:0xc017ba6f357ac71d!8m2!3d40.838704!4d31.1564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ektronik Tamir Dükkanı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Zore Cep Aksesuar Ve Teknik Servis</text:p>
          </table:table-cell>
          <table:table-cell office:value-type="string" calcext:value-type="string">
            <text:p>Şerefiye, Gaziantep Cd. No:9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3 22 72</text:p>
          </table:table-cell>
          <table:table-cell office:value-type="string" calcext:value-type="string">
            <text:p>https://www.google.com/maps/place/Zore+Cep+Aksesuar+Ve+Teknik+Servis/@40.8416076,31.1428242,14z/data=!4m8!1m2!2m1!1steknik+servis!3m4!1s0x409d7590f291cb75:0x73c02334ddc11f14!8m2!3d40.839259!4d31.160848</text:p>
          </table:table-cell>
          <table:table-cell office:value-type="string" calcext:value-type="string">
            <text:p>Pazartesi,09:00 - 21:45; Salı,09:00 - 21:45; Çarşamba,09:00 - 21:45; Perşembe,09:00 - 21:45; Cuma,09:00 - 21:45; Cumartesi,09:00 - 22:15; Pazar,12:00 - 22:00.</text:p>
          </table:table-cell>
          <table:table-cell office:value-type="string" calcext:value-type="string">
            <text:p>Cep Telefonu Aksesuarı Mağazası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SİSTEM ONLİNE BİL.YAZ.GÜV.SAN.TİC.LTD.ŞTİ</text:p>
          </table:table-cell>
          <table:table-cell office:value-type="string" calcext:value-type="string">
            <text:p>Kültür, Mansur Bayram Cd. No:28, 81100 Düzce Merkez/Düzce</text:p>
          </table:table-cell>
          <table:table-cell office:value-type="string" calcext:value-type="string">
            <text:p>sistemonline.com.tr</text:p>
          </table:table-cell>
          <table:table-cell office:value-type="string" calcext:value-type="string">
            <text:p>(0380) 523 40 86</text:p>
          </table:table-cell>
          <table:table-cell office:value-type="string" calcext:value-type="string">
            <text:p>https://www.google.com/maps/place/S%C4%B0STEM+ONL%C4%B0NE+B%C4%B0L.YAZ.G%C3%9CV.SAN.T%C4%B0C.LTD.%C5%9ET%C4%B0/@40.8416076,31.1428242,14z/data=!4m8!1m2!2m1!1steknik+servis!3m4!1s0x409d7550b2560eaf:0x349e4037d408f17e!8m2!3d40.842002!4d31.158681</text:p>
          </table:table-cell>
          <table:table-cell office:value-type="string" calcext:value-type="string">
            <text:p>Pazartesi,08:30 - 18:30; Salı,08:30 - 18:30; Çarşamba,08:30 - 18:30; Perşembe,08:30 - 18:30; Cuma,08:30 - 18:30; Cumartesi,08:30 - 18:30; Pazar,Kapalı.</text:p>
          </table:table-cell>
          <table:table-cell office:value-type="string" calcext:value-type="string">
            <text:p>Bilgisayar Tamir Servi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gi Düzce Digiturk Yetkili Teknik Servis</text:p>
          </table:table-cell>
          <table:table-cell office:value-type="string" calcext:value-type="string">
            <text:p>Şerefiye, Merkez, Cumhuriyet Sk. No:8 D:10, 81010 Düzce Merkez/Düzce</text:p>
          </table:table-cell>
          <table:table-cell office:value-type="string" calcext:value-type="string">
            <text:p>destek.digiturk.com.tr</text:p>
          </table:table-cell>
          <table:table-cell office:value-type="string" calcext:value-type="string">
            <text:p>0850 455 0551</text:p>
          </table:table-cell>
          <table:table-cell office:value-type="string" calcext:value-type="string">
            <text:p>https://www.google.com/maps/place/Digi+D%C3%BCzce+Digiturk+Yetkili+Teknik+Servis/@40.8416076,31.1428242,14z/data=!4m8!1m2!2m1!1steknik+servis!3m4!1s0x409d755ac873ceab:0x165fff97b165be5!8m2!3d40.8393153!4d31.1618857</text:p>
          </table:table-cell>
          <table:table-cell office:value-type="string" calcext:value-type="string">
            <text:p>Pazartesi,08:30 - 19:30; Salı,08:30 - 19:30; Çarşamba,08:30 - 19:30; Perşembe,08:30 - 19:30; Cuma,08:30 - 19:30; Cumartesi,08:30 - 19:30; Pazar,08:30 - 17:30.</text:p>
          </table:table-cell>
          <table:table-cell office:value-type="string" calcext:value-type="string">
            <text:p>Elektronik eşya mağazası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Bosch Siemens Profilo Yetkili Servisi Refik-Özkan Kocabıyık</text:p>
          </table:table-cell>
          <table:table-cell office:value-type="string" calcext:value-type="string">
            <text:p>CEDİDİYE, HÜKÜMET Sk. BELEDİYE meydanı ASAR dere istikameti 9/b, 81020 Düzce Merkez/Düzce</text:p>
          </table:table-cell>
          <table:table-cell office:value-type="string" calcext:value-type="string">
            <text:p>profilo.com</text:p>
          </table:table-cell>
          <table:table-cell office:value-type="string" calcext:value-type="string">
            <text:p>(0380) 523 89 00</text:p>
          </table:table-cell>
          <table:table-cell office:value-type="string" calcext:value-type="string">
            <text:p>https://www.google.com/maps/place/Bosch+Siemens+Profilo+Yetkili+Servisi+Refik-%C3%96zkan+Kocab%C4%B1y%C4%B1k/@40.8416076,31.1428242,14z/data=!4m8!1m2!2m1!1steknik+servis!3m4!1s0x409d754495347755:0xb0416819eb052b00!8m2!3d40.8371414!4d31.1619674</text:p>
          </table:table-cell>
          <table:table-cell office:value-type="string" calcext:value-type="string">
            <text:p>Pazartesi,09:30 - 18:30; Salı,09:30 - 18:30; Çarşamba,09:30 - 18:30; Perşembe,09:30 - 18:30; Cuma,09:30 - 18:30; Cumartesi,09:30 - 18:30; Pazar,Kapalı.</text:p>
          </table:table-cell>
          <table:table-cell office:value-type="string" calcext:value-type="string">
            <text:p>Beyaz Eşya Mağazası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DÜZCE SONY VE DIJITSU YETKİLİ SERVİSİ ESER ELEKTRONİK</text:p>
          </table:table-cell>
          <table:table-cell office:value-type="string" calcext:value-type="string">
            <text:p>Camikebir, 657. Sk. No:14 D:c, 8110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41 61</text:p>
          </table:table-cell>
          <table:table-cell office:value-type="string" calcext:value-type="string">
            <text:p>https://www.google.com/maps/place/D%C3%9CZCE+SONY+VE+DIJITSU+YETK%C4%B0L%C4%B0+SERV%C4%B0S%C4%B0+ESER+ELEKTRON%C4%B0K/@40.8416076,31.1428242,14z/data=!4m8!1m2!2m1!1steknik+servis!3m4!1s0x409d755b98abd069:0x217325f93cb1aca1!8m2!3d40.8386381!4d31.157194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Philips yetkili servisi DÜZCE Uzman TV</text:p>
          </table:table-cell>
          <table:table-cell office:value-type="string" calcext:value-type="string">
            <text:p>Kültür Mahallesi, Mehmet Akif Cd. No:21, 8160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14 46 48</text:p>
          </table:table-cell>
          <table:table-cell office:value-type="string" calcext:value-type="string">
            <text:p>https://www.google.com/maps/place/Philips+yetkili+servisi+D%C3%9CZCE+Uzman+TV/@40.8416076,31.1428242,14z/data=!4m8!1m2!2m1!1steknik+servis!3m4!1s0x409d7547ed878ea5:0x5bec92ce807b120f!8m2!3d40.8423159!4d31.1552526</text:p>
          </table:table-cell>
          <table:table-cell office:value-type="string" calcext:value-type="string">
            <text:p>Pazartesi,08:30 - 18:30; Salı,08:30 - 18:30; Çarşamba,08:30 - 18:30; Perşembe,08:30 - 18:30; Cuma,08:30 - 18:30; Cumartesi,08:30 - 17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ARZUM&amp;FELİX Yetkili Servisi</text:p>
          </table:table-cell>
          <table:table-cell office:value-type="string" calcext:value-type="string">
            <text:p>Çay, O. Yıldırmaz Sk., 8102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3 66 44</text:p>
          </table:table-cell>
          <table:table-cell office:value-type="string" calcext:value-type="string">
            <text:p>https://www.google.com/maps/place/ARZUM%26FEL%C4%B0X+Yetkili+Servisi/@40.8416076,31.1428242,14z/data=!4m8!1m2!2m1!1steknik+servis!3m4!1s0x409d755ca576daaf:0x3f5efb93edc059fb!8m2!3d40.836642!4d31.1581922</text:p>
          </table:table-cell>
          <table:table-cell office:value-type="string" calcext:value-type="string">
            <text:p>Pazartesi,09:30 - 19:00; Salı,09:30 - 19:00; Çarşamba,09:30 - 19:00; Perşembe,09:30 - 19:00; Cuma,09:30 - 19:00; Cumartesi,09:30 - 19:00; Pazar,Kapalı.</text:p>
          </table:table-cell>
          <table:table-cell office:value-type="string" calcext:value-type="string">
            <text:p>Elektronik eşya mağazası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Yamanlar Teknik Servis</text:p>
          </table:table-cell>
          <table:table-cell office:value-type="string" calcext:value-type="string">
            <text:p>Karaca, 1342. Sk. No:11, 8103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0 633 36 42</text:p>
          </table:table-cell>
          <table:table-cell office:value-type="string" calcext:value-type="string">
            <text:p>https://www.google.com/maps/place/Yamanlar+Teknik+Servis/@40.8416076,31.1428242,14z/data=!4m8!1m2!2m1!1steknik+servis!3m4!1s0x409d0b0dfd8b5bab:0xd124208aae2f9f55!8m2!3d40.8512793!4d31.1695091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Beyaz Eşya Tamirhanes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Kombi &amp; Klima - Erdem Teknik</text:p>
          </table:table-cell>
          <table:table-cell office:value-type="string" calcext:value-type="string">
            <text:p>Burhaniye, Sıhhıye Sk. No:3, 81100 Merkez/Düzce</text:p>
          </table:table-cell>
          <table:table-cell office:value-type="string" calcext:value-type="string">
            <text:p>erdemteknikduzce.com</text:p>
          </table:table-cell>
          <table:table-cell office:value-type="string" calcext:value-type="string">
            <text:p>(0380) 523 32 33</text:p>
          </table:table-cell>
          <table:table-cell office:value-type="string" calcext:value-type="string">
            <text:p>https://www.google.com/maps/place/D%C3%BCzce+Kombi+%26+Klima+-+Erdem+Teknik/@40.8416076,31.1428242,14z/data=!4m8!1m2!2m1!1steknik+servis!3m4!1s0x409d0ab554fe24dd:0xa229eef376bb3455!8m2!3d40.8412564!4d31.167648</text:p>
          </table:table-cell>
          <table:table-cell office:value-type="string" calcext:value-type="string">
            <text:p>Pazartesi,08:00 - 22:00; Salı,08:00 - 22:00; Çarşamba,08:00 - 22:00; Perşembe,08:00 - 22:00; Cuma,08:00 - 22:00; Cumartesi,08:00 - 22:00; Pazar,10:00 - 20:00.</text:p>
          </table:table-cell>
          <table:table-cell office:value-type="string" calcext:value-type="string">
            <text:p>Isıtma Sistemleri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Düzce Bilgisayar</text:p>
          </table:table-cell>
          <table:table-cell office:value-type="string" calcext:value-type="string">
            <text:p>İstanbul Cad. Belediye Karşısı, 81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32 216 53 81</text:p>
          </table:table-cell>
          <table:table-cell office:value-type="string" calcext:value-type="string">
            <text:p>https://www.google.com/maps/place/D%C3%BCzce+Bilgisayar/@40.8416076,31.1428242,14z/data=!4m8!1m2!2m1!1steknik+servis!3m4!1s0x409d7545303a3b07:0x4e0b5f4b1a836456!8m2!3d40.838724!4d31.1626121</text:p>
          </table:table-cell>
          <table:table-cell office:value-type="string" calcext:value-type="string">
            <text:p>Pazartesi,08:00 - 22:00; Salı,08:00 - 22:00; Çarşamba,08:00 - 22:00; Perşembe,08:00 - 22:00; Cuma,08:00 - 22:00; Cumartesi,08:00 - 22:00; Pazar,08:00 - 22:00.</text:p>
          </table:table-cell>
          <table:table-cell office:value-type="string" calcext:value-type="string">
            <text:p>Bilgisayar mağazas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uş Elektronik</text:p>
          </table:table-cell>
          <table:table-cell office:value-type="string" calcext:value-type="string">
            <text:p>Cedidiye, Mimar Sinan Cd. 25/A, 81000 Düzce Merkez/Düzce</text:p>
          </table:table-cell>
          <table:table-cell office:value-type="string" calcext:value-type="string">
            <text:p>buluselektronik.com</text:p>
          </table:table-cell>
          <table:table-cell office:value-type="string" calcext:value-type="string">
            <text:p>(0380) 514 66 81</text:p>
          </table:table-cell>
          <table:table-cell office:value-type="string" calcext:value-type="string">
            <text:p>https://www.google.com/maps/place/Bulu%C5%9F+Elektronik/@40.8416076,31.1428242,14z/data=!4m8!1m2!2m1!1steknik+servis!3m4!1s0x409d7554b32978c1:0x6aee863495488cf6!8m2!3d40.836717!4d31.161908</text:p>
          </table:table-cell>
          <table:table-cell office:value-type="string" calcext:value-type="string">
            <text:p>Pazartesi,09:00 - 20:00; Salı,09:00 - 20:00; Çarşamba,09:00 - 20:00; Perşembe,09:00 - 20:00; Cuma,09:00 - 20:00; Cumartesi,09:00 - 20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rt Elektronik Telekomünikasyon ve Güvenlik Sistemleri</text:p>
          </table:table-cell>
          <table:table-cell office:value-type="string" calcext:value-type="string">
            <text:p>Azmimilli, Pınar Sk. No:13, 81020 Düzce Merkez/Düzce</text:p>
          </table:table-cell>
          <table:table-cell office:value-type="string" calcext:value-type="string">
            <text:p>nartelektronik.com</text:p>
          </table:table-cell>
          <table:table-cell office:value-type="string" calcext:value-type="string">
            <text:p>(0380) 524 88 44</text:p>
          </table:table-cell>
          <table:table-cell office:value-type="string" calcext:value-type="string">
            <text:p>https://www.google.com/maps/place/Nart+Elektronik+Telekom%C3%BCnikasyon+ve+G%C3%BCvenlik+Sistemleri/@40.8416076,31.1428242,14z/data=!4m8!1m2!2m1!1steknik+servis!3m4!1s0x409d754372663937:0x591fb51246fa630f!8m2!3d40.83535!4d31.160733</text:p>
          </table:table-cell>
          <table:table-cell office:value-type="string" calcext:value-type="string">
            <text:p>Pazartesi,09:00 - 18:00; Salı,09:00 - 18:00; Çarşamba,09:00 - 18:00; Perşembe,09:00 - 18:00; Cuma,09:00 - 18:00; Cumartesi,09:00 - 18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nç Teknik Viessmann yetkili servis</text:p>
          </table:table-cell>
          <table:table-cell office:value-type="string" calcext:value-type="string">
            <text:p>Uzun Mustafa, 822. Sk. no3, 81020 Düzce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55 495 45 52</text:p>
          </table:table-cell>
          <table:table-cell office:value-type="string" calcext:value-type="string">
            <text:p>https://www.google.com/maps/place/Din%C3%A7+Teknik+Viessmann+yetkili+servis/@40.8416076,31.1428242,14z/data=!4m8!1m2!2m1!1steknik+servis!3m4!1s0x409d754430c19885:0x1565dfb35f219691!8m2!3d40.8452954!4d31.1489522</text:p>
          </table:table-cell>
          <table:table-cell office:value-type="string" calcext:value-type="string">
            <text:p>Pazartesi,08:00 - 19:00; Salı,08:00 - 19:00; Çarşamba,08:00 - 19:00; Perşembe,08:00 - 19:00; Cuma,08:00 - 19:00; Cumartesi,08:00 - 19:00; Pazar,Kapalı.</text:p>
          </table:table-cell>
          <table:table-cell office:value-type="string" calcext:value-type="string">
            <text:p>Isıtma Sistemle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na teknik servis</text:p>
          </table:table-cell>
          <table:table-cell office:value-type="string" calcext:value-type="string">
            <text:p>Şerefiye, Ümit Sk. No:17 D:b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50 644 8862</text:p>
          </table:table-cell>
          <table:table-cell office:value-type="string" calcext:value-type="string">
            <text:p>https://www.google.com/maps/place/Tuna+teknik+servis/@40.8416076,31.1428242,14z/data=!4m8!1m2!2m1!1steknik+servis!3m4!1s0x409d755a892073db:0xc4b62ed6ec5628a2!8m2!3d40.840386!4d31.160274</text:p>
          </table:table-cell>
          <table:table-cell office:value-type="string" calcext:value-type="string">
            <text:p>Pazartesi,09:00 - 19:30; Salı,09:00 - 19:30; Çarşamba,09:00 - 19:30; Perşembe,09:00 - 19:30; Cuma,09:00 - 19:30; Cumartesi,09:00 - 18:30; Pazar,Kapalı.</text:p>
          </table:table-cell>
          <table:table-cell office:value-type="string" calcext:value-type="string">
            <text:p>Telefon Onarım Hizmet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Bosch Servis</text:p>
          </table:table-cell>
          <table:table-cell office:value-type="string" calcext:value-type="string">
            <text:p>Nusrettin, Ziya Gökalp Sk. No:5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Bosch+Servis/@40.8416076,31.1428242,14z/data=!4m8!1m2!2m1!1steknik+servis!3m4!1s0x409d754597d8c5f1:0x26f021c5d84c3b52!8m2!3d40.83818!4d31.166217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Beyaz Eşya Tamirhanesi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o Teknik Büro Makineleri</text:p>
          </table:table-cell>
          <table:table-cell office:value-type="string" calcext:value-type="string">
            <text:p>Camikebir, Alemdar Sk. No:17, 8102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12 11 10</text:p>
          </table:table-cell>
          <table:table-cell office:value-type="string" calcext:value-type="string">
            <text:p>https://www.google.com/maps/place/Pro+Teknik+B%C3%BCro+Makineleri/@40.8416076,31.1428242,14z/data=!4m8!1m2!2m1!1steknik+servis!3m4!1s0x409d755ba36aba73:0x74b5040cf7b9ac83!8m2!3d40.8388!4d31.1571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azıcı Tamir Servi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ı-kar Teknik</text:p>
          </table:table-cell>
          <table:table-cell office:value-type="string" calcext:value-type="string">
            <text:p>Burhaniye, Şehit Ruhsar Cad. No:61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23 60</text:p>
          </table:table-cell>
          <table:table-cell office:value-type="string" calcext:value-type="string">
            <text:p>https://www.google.com/maps/place/Is%C4%B1-kar+Teknik/@40.8416076,31.1428242,14z/data=!4m8!1m2!2m1!1steknik+servis!3m4!1s0x409d7554ae360eff:0x6ce5805278cfcd08!8m2!3d40.8401951!4d31.16442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dem Teknik Kombi Klima Servisi</text:p>
          </table:table-cell>
          <table:table-cell office:value-type="string" calcext:value-type="string">
            <text:p>Koçyazı, 81100 Düzce Merkez/Düzce</text:p>
          </table:table-cell>
          <table:table-cell office:value-type="string" calcext:value-type="string">
            <text:p>erdemteknikduzce.com</text:p>
          </table:table-cell>
          <table:table-cell office:value-type="string" calcext:value-type="string">
            <text:p>(0380) 523 32 32</text:p>
          </table:table-cell>
          <table:table-cell office:value-type="string" calcext:value-type="string">
            <text:p>https://www.google.com/maps/place/Erdem+Teknik+Kombi+Klima+Servisi/@40.8416076,31.1428242,14z/data=!4m8!1m2!2m1!1steknik+servis!3m4!1s0x409d754aaa5b412d:0x1e6f13a21677d552!8m2!3d40.8433898!4d31.1831018</text:p>
          </table:table-cell>
          <table:table-cell office:value-type="string" calcext:value-type="string">
            <text:p>Pazartesi,08:00 - 19:00; Salı,08:00 - 19:00; Çarşamba,08:00 - 19:00; Perşembe,08:00 - 19:00; Cuma,08:00 - 19:00; Cumartesi,08:00 - 19:00; Pazar,Kapalı.</text:p>
          </table:table-cell>
          <table:table-cell office:value-type="string" calcext:value-type="string">
            <text:p>Klima Tamir Servis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CAMİKEBİR MAH, Mareşal Fevzi Çakmak Sk. NO:22, 81020 Düzce Merkez/Düzce</text:p>
          </table:table-cell>
          <table:table-cell office:value-type="string" calcext:value-type="string">
            <text:p>casper.com.tr</text:p>
          </table:table-cell>
          <table:table-cell office:value-type="string" calcext:value-type="string">
            <text:p>(0380) 514 64 24</text:p>
          </table:table-cell>
          <table:table-cell office:value-type="string" calcext:value-type="string">
            <text:p>https://www.google.com/maps/place/Casper/@40.8416076,31.1428242,14z/data=!4m8!1m2!2m1!1steknik+servis!3m4!1s0x409d755b0c450f25:0x7560150d98e60c1e!8m2!3d40.838444!4d31.158188</text:p>
          </table:table-cell>
          <table:table-cell office:value-type="string" calcext:value-type="string">
            <text:p>Pazartesi,10:00 - 18:30; Salı,10:00 - 18:30; Çarşamba,10:00 - 18:30; Perşembe,10:00 - 18:30; Cuma,10:00 - 18:30; Cumartesi,10:00 - 18:30; Pazar,Kapalı.</text:p>
          </table:table-cell>
          <table:table-cell office:value-type="string" calcext:value-type="string">
            <text:p>Bilgisayar mağazası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nsar Servis Hizmetleri</text:p>
          </table:table-cell>
          <table:table-cell office:value-type="string" calcext:value-type="string">
            <text:p>Camikebir, Alemdar Sok. 27/B, 8102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14 34 12</text:p>
          </table:table-cell>
          <table:table-cell office:value-type="string" calcext:value-type="string">
            <text:p>https://www.google.com/maps/place/Ensar+Servis+Hizmetleri/@40.8416076,31.1428242,14z/data=!4m8!1m2!2m1!1steknik+servis!3m4!1s0x409d7554b26d3325:0xa832d7f786b6c721!8m2!3d40.8383554!4d31.15693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schTermosteknik Buderus Yetkili Servis</text:p>
          </table:table-cell>
          <table:table-cell office:value-type="string" calcext:value-type="string">
            <text:p>Kiremitocağı Mah, Eski Tekavil Yolu No: 12/A, 81020 Merkez/Düzce</text:p>
          </table:table-cell>
          <table:table-cell office:value-type="string" calcext:value-type="string">
            <text:p>boschtermoteknikservismerkezi.com</text:p>
          </table:table-cell>
          <table:table-cell office:value-type="string" calcext:value-type="string">
            <text:p>(0380) 523 56 07</text:p>
          </table:table-cell>
          <table:table-cell office:value-type="string" calcext:value-type="string">
            <text:p>https://www.google.com/maps/place/BoschTermosteknik+Buderus+Yetkili+Servis/@40.8416076,31.1428242,14z/data=!4m8!1m2!2m1!1steknik+servis!3m4!1s0x409d9fe0eb87be89:0xd80335b6aad74b99!8m2!3d40.8390604!4d31.1408546</text:p>
          </table:table-cell>
          <table:table-cell office:value-type="string" calcext:value-type="string">
            <text:p>Pazartesi,08:30 - 18:00; Salı,08:30 - 18:00; Çarşamba,08:30 - 18:00; Perşembe,08:30 - 18:00; Cuma,08:30 - 18:00; Cumartesi,08:30 - 18:00; Pazar,Kapalı.</text:p>
          </table:table-cell>
          <table:table-cell office:value-type="string" calcext:value-type="string">
            <text:p>Isıtma Sistemle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fal</text:p>
          </table:table-cell>
          <table:table-cell office:value-type="string" calcext:value-type="string">
            <text:p>Kültür Mah, Süleyman Kuyumcu Cd. No: 23, 81100 Düzce Merkez/Düzce</text:p>
          </table:table-cell>
          <table:table-cell office:value-type="string" calcext:value-type="string">
            <text:p>tefal.com.tr</text:p>
          </table:table-cell>
          <table:table-cell office:value-type="string" calcext:value-type="string">
            <text:p>(0380) 525 03 12</text:p>
          </table:table-cell>
          <table:table-cell office:value-type="string" calcext:value-type="string">
            <text:p>https://www.google.com/maps/place/Tefal/@40.8416076,31.1428242,14z/data=!4m8!1m2!2m1!1steknik+servis!3m4!1s0x409d755af5d25819:0xae44c9dfcc122dff!8m2!3d40.840332!4d31.159607</text:p>
          </table:table-cell>
          <table:table-cell office:value-type="string" calcext:value-type="string">
            <text:p>Pazartesi,09:00 - 20:00; Salı,09:00 - 20:00; Çarşamba,09:00 - 20:00; Perşembe,09:00 - 20:00; Cuma,09:00 - 20:00; Cumartesi,09:00 - 20:00; Pazar,09:00 - 20:00.</text:p>
          </table:table-cell>
          <table:table-cell office:value-type="string" calcext:value-type="string">
            <text:p>Beyaz Eşya Mağazası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Ariston Yetkili Servisi</text:p>
          </table:table-cell>
          <table:table-cell office:value-type="string" calcext:value-type="string">
            <text:p>Şerefiye, Şehit Ruhsar Cad. No:22, 81010 Düzce Merkez/Düzce</text:p>
          </table:table-cell>
          <table:table-cell office:value-type="string" calcext:value-type="string">
            <text:p>servisiiz.com</text:p>
          </table:table-cell>
          <table:table-cell office:value-type="string" calcext:value-type="string">
            <text:p>(0380) 514 65 29</text:p>
          </table:table-cell>
          <table:table-cell office:value-type="string" calcext:value-type="string">
            <text:p>https://www.google.com/maps/place/Ariston+Yetkili+Servisi/@40.8416076,31.1428242,14z/data=!4m8!1m2!2m1!1steknik+servis!3m4!1s0x409d0aab45d7f2ed:0x5b49db9d5dd1a6a0!8m2!3d40.8405812!4d31.16232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Düzce Demirdöküm YETKİLİ Servis</text:p>
          </table:table-cell>
          <table:table-cell office:value-type="string" calcext:value-type="string">
            <text:p>Azmimilli, Cevdet Komit Cd. No:2, 81020 Düzce Merkez/Düzce</text:p>
          </table:table-cell>
          <table:table-cell office:value-type="string" calcext:value-type="string">
            <text:p>demirdokum.com.tr</text:p>
          </table:table-cell>
          <table:table-cell office:value-type="string" calcext:value-type="string">
            <text:p>0850 222 1833</text:p>
          </table:table-cell>
          <table:table-cell office:value-type="string" calcext:value-type="string">
            <text:p>https://www.google.com/maps/place/D%C3%BCzce+Demird%C3%B6k%C3%BCm+YETK%C4%B0L%C4%B0+Servis/@40.8416076,31.1428242,14z/data=!4m8!1m2!2m1!1steknik+servis!3m4!1s0x409d75e98229480f:0x7ad608f574aea520!8m2!3d40.8402744!4d31.166024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Cburada</text:p>
          </table:table-cell>
          <table:table-cell office:value-type="string" calcext:value-type="string">
            <text:p>Uzun Mustafa, Kuyumcuzade Blv. no 84, 81100 Düzce Merkez/Düzce</text:p>
          </table:table-cell>
          <table:table-cell office:value-type="string" calcext:value-type="string">
            <text:p>pcburada.com</text:p>
          </table:table-cell>
          <table:table-cell office:value-type="string" calcext:value-type="string">
            <text:p>(0380) 524 77 73</text:p>
          </table:table-cell>
          <table:table-cell office:value-type="string" calcext:value-type="string">
            <text:p>https://www.google.com/maps/place/PCburada/@40.8416076,31.1428242,14z/data=!4m8!1m2!2m1!1steknik+servis!3m4!1s0x409d75586363a993:0x2b1cde689b76347!8m2!3d40.8418329!4d31.1510355</text:p>
          </table:table-cell>
          <table:table-cell office:value-type="string" calcext:value-type="string">
            <text:p>Pazartesi,08:00 - 19:00; Salı,08:00 - 19:00; Çarşamba,08:00 - 19:00; Perşembe,08:00 - 19:00; Cuma,08:00 - 19:00; Cumartesi,09:00 - 18:00; Pazar,Kapalı.</text:p>
          </table:table-cell>
          <table:table-cell office:value-type="string" calcext:value-type="string">
            <text:p>Bilgisayar mağazası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SAMSUNG YETKİLİ SERVİS DÜZCE</text:p>
          </table:table-cell>
          <table:table-cell office:value-type="string" calcext:value-type="string">
            <text:p>KÜLTÜR MAH MEHMET AKİF CAD, Ömer Seyfettin Sk. NO:18. ,81100,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14 46 48</text:p>
          </table:table-cell>
          <table:table-cell office:value-type="string" calcext:value-type="string">
            <text:p>https://www.google.com/maps/place/SAMSUNG+YETK%C4%B0L%C4%B0+SERV%C4%B0S+D%C3%9CZCE/@40.8416076,31.1428242,14z/data=!4m8!1m2!2m1!1steknik+servis!3m4!1s0x409d759b10dd3a0d:0xfcc1f4b4e86b033a!8m2!3d40.8422092!4d31.155337</text:p>
          </table:table-cell>
          <table:table-cell office:value-type="string" calcext:value-type="string">
            <text:p>Pazartesi,08:30 - 18:30; Salı,08:30 - 18:30; Çarşamba,08:30 - 18:30; Perşembe,08:30 - 18:30; Cuma,08:30 - 18:30; Cumartesi,09:00 - 18:00; Pazar,Kapalı.</text:p>
          </table:table-cell>
          <table:table-cell office:value-type="string" calcext:value-type="string">
            <text:p>Elektronik Tamir Dükkanı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Samsung düzce telemarket</text:p>
          </table:table-cell>
          <table:table-cell office:value-type="string" calcext:value-type="string">
            <text:p>Camikebir, Park Sk. No:31, 81020 Düzce Merkez/Düzce</text:p>
          </table:table-cell>
          <table:table-cell office:value-type="string" calcext:value-type="string">
            <text:p>samsung.com</text:p>
          </table:table-cell>
          <table:table-cell office:value-type="string" calcext:value-type="string">
            <text:p>(0380) 514 44 41</text:p>
          </table:table-cell>
          <table:table-cell office:value-type="string" calcext:value-type="string">
            <text:p>https://www.google.com/maps/place/Samsung+d%C3%BCzce+telemarket/@40.8416076,31.1428242,14z/data=!4m8!1m2!2m1!1steknik+servis!3m4!1s0x409d75ee307069f7:0x1840c44986615350!8m2!3d40.839721!4d31.157053</text:p>
          </table:table-cell>
          <table:table-cell office:value-type="string" calcext:value-type="string">
            <text:p>Pazartesi,08:00 - 21:00; Salı,08:00 - 21:00; Çarşamba,08:00 - 21:00; Perşembe,08:00 - 21:00; Cuma,08:00 - 21:00; Cumartesi,08:00 - 21:00; Pazar,10:00 - 20:00.</text:p>
          </table:table-cell>
          <table:table-cell office:value-type="string" calcext:value-type="string">
            <text:p>Elektronik eşya mağazası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ABC İletişim</text:p>
          </table:table-cell>
          <table:table-cell office:value-type="string" calcext:value-type="string">
            <text:p>Cedidiye, İstanbul Cd. No:9, 81020 Düzce Merkez/Düzce</text:p>
          </table:table-cell>
          <table:table-cell office:value-type="string" calcext:value-type="string">
            <text:p>birmilyonnokta.com</text:p>
          </table:table-cell>
          <table:table-cell office:value-type="string" calcext:value-type="string">
            <text:p>0541 780 81 81</text:p>
          </table:table-cell>
          <table:table-cell office:value-type="string" calcext:value-type="string">
            <text:p>https://www.google.com/maps/place/ABC+%C4%B0leti%C5%9Fim/@40.8416076,31.1428242,14z/data=!4m8!1m2!2m1!1steknik+servis!3m4!1s0x409d755ade49d765:0xba07bb7225217725!8m2!3d40.8389674!4d31.16025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ektronik eşya mağazası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Best Elektronik</text:p>
          </table:table-cell>
          <table:table-cell office:value-type="string" calcext:value-type="string">
            <text:p>Çay, Saatçigil Cd., 81020 Düzce Merkez/Düzce</text:p>
          </table:table-cell>
          <table:table-cell office:value-type="string" calcext:value-type="string">
            <text:p>isdunyasi.org</text:p>
          </table:table-cell>
          <table:table-cell office:value-type="string" calcext:value-type="string">
            <text:p>0543 566 32 08</text:p>
          </table:table-cell>
          <table:table-cell office:value-type="string" calcext:value-type="string">
            <text:p>https://www.google.com/maps/place/Best+Elektronik/@40.8416076,31.1428242,14z/data=!4m8!1m2!2m1!1steknik+servis!3m4!1s0x409d755c9b8aedd5:0xd509188633364638!8m2!3d40.8370907!4d31.1572111</text:p>
          </table:table-cell>
          <table:table-cell office:value-type="string" calcext:value-type="string">
            <text:p>Pazartesi,08:00 - 20:00; Salı,08:00 - 20:00; Çarşamba,08:00 - 20:00; Perşembe,08:00 - 20:00; Cuma,08:00 - 20:00; Cumartesi,08:00 - 20:00; Pazar,Kapalı.</text:p>
          </table:table-cell>
          <table:table-cell office:value-type="string" calcext:value-type="string">
            <text:p>Oto Elektrik Hizmet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ko</text:p>
          </table:table-cell>
          <table:table-cell office:value-type="string" calcext:value-type="string">
            <text:p>Kültür Mah U.MUSTAFA CAD. 6-B, 81600 Merkez/Düzce</text:p>
          </table:table-cell>
          <table:table-cell office:value-type="string" calcext:value-type="string">
            <text:p>beko.com.tr</text:p>
          </table:table-cell>
          <table:table-cell office:value-type="string" calcext:value-type="string">
            <text:p>(0380) 524 24 65</text:p>
          </table:table-cell>
          <table:table-cell office:value-type="string" calcext:value-type="string">
            <text:p>https://www.google.com/maps/place/Beko/@40.8416076,31.1428242,14z/data=!4m8!1m2!2m1!1steknik+servis!3m4!1s0x409d75590a71d103:0xbce0c9e92a63316f!8m2!3d40.8406765!4d31.1538655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Ev Eşyaları Mağazası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Buzsan Elektronik</text:p>
          </table:table-cell>
          <table:table-cell office:value-type="string" calcext:value-type="string">
            <text:p>Cedidiye, Zaferi Milli Sk. No:11, 8102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Buzsan+Elektronik/@40.8416076,31.1428242,14z/data=!4m8!1m2!2m1!1steknik+servis!3m4!1s0x409d75443cb6043b:0x3561244ef079a11!8m2!3d40.836247!4d31.165632</text:p>
          </table:table-cell>
          <table:table-cell office:value-type="string" calcext:value-type="string">
            <text:p>Pazartesi,08:30 - 19:00; Salı,08:30 - 19:00; Çarşamba,08:30 - 19:00; Perşembe,08:30 - 19:00; Cuma,08:30 - 19:00; Cumartesi,08:30 - 19:00; Pazar,Kapalı.</text:p>
          </table:table-cell>
          <table:table-cell office:value-type="string" calcext:value-type="string">
            <text:p>Elektronik eşya mağazası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Bilgisayar</text:p>
          </table:table-cell>
          <table:table-cell office:value-type="string" calcext:value-type="string">
            <text:p>Merkez, Kültür mahallesi istanbul caddesi spor sokak ibrahimoğlu iş merkezi, GİRİŞ KAT NO : 94/Z8, 81100 Düzce</text:p>
          </table:table-cell>
          <table:table-cell office:value-type="string" calcext:value-type="string">
            <text:p>fotoserce.com</text:p>
          </table:table-cell>
          <table:table-cell office:value-type="string" calcext:value-type="string">
            <text:p>(0380) 606 02 08</text:p>
          </table:table-cell>
          <table:table-cell office:value-type="string" calcext:value-type="string">
            <text:p>https://www.google.com/maps/place/D%C3%BCzce+Bilgisayar/@40.8416076,31.1428242,14z/data=!4m8!1m2!2m1!1steknik+servis!3m4!1s0x409d755a568f5085:0x5d5ffaee474a8e5b!8m2!3d40.839603!4d31.15865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p Telefonu Aksesuarı Mağazas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Teknik</text:p>
          </table:table-cell>
          <table:table-cell office:value-type="string" calcext:value-type="string">
            <text:p>Kültür, 792. Sk. No:12, 8160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D%C3%BCzce+Teknik/@40.8416076,31.1428242,14z/data=!4m8!1m2!2m1!1steknik+servis!3m4!1s0x409d9ffdc847b493:0xc9fdd50e838993b!8m2!3d40.8467764!4d31.1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ışveriş merke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İzsoft Yazılım</text:p>
          </table:table-cell>
          <table:table-cell office:value-type="string" calcext:value-type="string">
            <text:p>Gaziantep Caddesi Çınlar Sokak Kunduracılar İşhanı Kat:2 No:10/203, Düzce, 81000</text:p>
          </table:table-cell>
          <table:table-cell office:value-type="string" calcext:value-type="string">
            <text:p>izsoftyazilim.com</text:p>
          </table:table-cell>
          <table:table-cell office:value-type="string" calcext:value-type="string">
            <text:p>0535 890 69 79</text:p>
          </table:table-cell>
          <table:table-cell office:value-type="string" calcext:value-type="string">
            <text:p>https://www.google.com/maps/place/%C4%B0zsoft+Yaz%C4%B1l%C4%B1m/@40.8416076,31.1428242,14z/data=!4m8!1m2!2m1!1steknik+servis!3m4!1s0x409d755708fbbd3f:0x29c262868b955da!8m2!3d40.843849!4d31.15654</text:p>
          </table:table-cell>
          <table:table-cell office:value-type="string" calcext:value-type="string">
            <text:p>Pazartesi,09:00 - 18:00; Salı,09:00 - 18:00; Çarşamba,09:00 - 18:00; Perşembe,09:00 - 18:00; Cuma,09:00 - 18:00; Cumartesi,09:00 - 18:00; Pazar,Kapalı.</text:p>
          </table:table-cell>
          <table:table-cell office:value-type="string" calcext:value-type="string">
            <text:p>Web Sitesi Tasarımcıs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deo Teknik</text:p>
          </table:table-cell>
          <table:table-cell office:value-type="string" calcext:value-type="string">
            <text:p>Şerefiye, Cumhuriyet Sok. No:17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14 72 64</text:p>
          </table:table-cell>
          <table:table-cell office:value-type="string" calcext:value-type="string">
            <text:p>https://www.google.com/maps/place/Video+Teknik/@40.8416076,31.1428242,14z/data=!4m8!1m2!2m1!1steknik+servis!3m4!1s0x409d7554a5865d7d:0x76562409b4d65c79!8m2!3d40.840381!4d31.16198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üha</text:p>
          </table:table-cell>
          <table:table-cell office:value-type="string" calcext:value-type="string">
            <text:p>Şerefiye, Uzunzade Sok. Özaydın Apt. 18/A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18 48</text:p>
          </table:table-cell>
          <table:table-cell office:value-type="string" calcext:value-type="string">
            <text:p>https://www.google.com/maps/place/G%C3%BCha/@40.8416076,31.1428242,14z/data=!4m8!1m2!2m1!1steknik+servis!3m4!1s0x409d7553705822f3:0xbf20edff2f36a0d1!8m2!3d40.839963!4d31.162338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ts Elektronik</text:p>
          </table:table-cell>
          <table:table-cell office:value-type="string" calcext:value-type="string">
            <text:p>Camikebir, 657. Sk. No:19, 8102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Tts+Elektronik/@40.8416076,31.1428242,14z/data=!4m8!1m2!2m1!1steknik+servis!3m4!1s0x409d755b979eef91:0x9aba2e882fbab25d!8m2!3d40.838592!4d31.156615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Beyaz Eşya Kombi Klima Servisi</text:p>
          </table:table-cell>
          <table:table-cell office:value-type="string" calcext:value-type="string">
            <text:p>Cedidiye, İstanbul Cd., 8102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46 823 03 74</text:p>
          </table:table-cell>
          <table:table-cell office:value-type="string" calcext:value-type="string">
            <text:p>https://www.google.com/maps/place/D%C3%BCzce+Beyaz+E%C5%9Fya+Kombi+Klima+Servisi/@40.8416076,31.1428242,14z/data=!4m8!1m2!2m1!1steknik+servis!3m4!1s0x409d75035e847983:0x22588abcb8f0ad7a!8m2!3d40.8403461!4d31.1511688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Arçelik Servis</text:p>
          </table:table-cell>
          <table:table-cell office:value-type="string" calcext:value-type="string">
            <text:p>Şerefiye, İstanbul Cd. No:4, 81010 Düzce Merkez/Düzce</text:p>
          </table:table-cell>
          <table:table-cell office:value-type="string" calcext:value-type="string">
            <text:p>arcelik.com.tr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Ar%C3%A7elik+Servis/@40.8416076,31.1428242,14z/data=!4m8!1m2!2m1!1steknik+servis!3m4!1s0x409d755acd7c2e35:0xd7ef19c43c4a5dc4!8m2!3d40.8389853!4d31.1618455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Beyaz Eşya Tamirhanesi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Kombi Servisi - DÜZCE KOMBİ USTASI - EREN ISI TEKNİK</text:p>
          </table:table-cell>
          <table:table-cell office:value-type="string" calcext:value-type="string">
            <text:p>Hamidiye, 1258. Sk. NO: 8/A, 81010 Merkez/Düzce</text:p>
          </table:table-cell>
          <table:table-cell office:value-type="string" calcext:value-type="string">
            <text:p>duzcekombiustasi.com</text:p>
          </table:table-cell>
          <table:table-cell office:value-type="string" calcext:value-type="string">
            <text:p>0506 982 55 77</text:p>
          </table:table-cell>
          <table:table-cell office:value-type="string" calcext:value-type="string">
            <text:p>https://www.google.com/maps/place/Kombi+Servisi+-+D%C3%9CZCE+KOMB%C4%B0+USTASI+-+EREN+ISI+TEKN%C4%B0K/@40.8416076,31.1428242,14z/data=!4m8!1m2!2m1!1steknik+servis!3m4!1s0x409d75b5e0ad4c49:0x464155d57d3b9936!8m2!3d40.8516084!4d31.1638779</text:p>
          </table:table-cell>
          <table:table-cell office:value-type="string" calcext:value-type="string">
            <text:p>Pazartesi,08:00 - 23:00; Salı,08:00 - 23:00; Çarşamba,08:00 - 23:00; Perşembe,08:00 - 23:00; Cuma,08:00 - 23:00; Cumartesi,08:00 - 23:00; Pazar,08:00 - 23:00.</text:p>
          </table:table-cell>
          <table:table-cell office:value-type="string" calcext:value-type="string">
            <text:p>Isıtma Sistemler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IŞ BİLGİSAYAR</text:p>
          </table:table-cell>
          <table:table-cell office:value-type="string" calcext:value-type="string">
            <text:p>Şerefiye, Şht. Ruhsar Cd No 25, 81010 Düzce Merkez/Düzce</text:p>
          </table:table-cell>
          <table:table-cell office:value-type="string" calcext:value-type="string">
            <text:p>barisbilgisayarduzce.cf</text:p>
          </table:table-cell>
          <table:table-cell office:value-type="string" calcext:value-type="string">
            <text:p>0538 318 69 06</text:p>
          </table:table-cell>
          <table:table-cell office:value-type="string" calcext:value-type="string">
            <text:p>https://www.google.com/maps/place/BARI%C5%9E+B%C4%B0LG%C4%B0SAYAR/@40.8416076,31.1428242,14z/data=!4m8!1m2!2m1!1steknik+servis!3m4!1s0x409d75536ffea337:0x22ec51cd01cf5f8c!8m2!3d40.8405937!4d31.1623841</text:p>
          </table:table-cell>
          <table:table-cell office:value-type="string" calcext:value-type="string">
            <text:p>Pazartesi,08:30 - 20:00; Salı,08:30 - 20:00; Çarşamba,08:30 - 20:00; Perşembe,08:30 - 20:00; Cuma,08:30 - 20:00; Cumartesi,08:30 - 20:00; Pazar,Kapalı.</text:p>
          </table:table-cell>
          <table:table-cell office:value-type="string" calcext:value-type="string">
            <text:p>Bilgisayar Servisi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Düzce bosch kombi klima beyaz esya servisi</text:p>
          </table:table-cell>
          <table:table-cell office:value-type="string" calcext:value-type="string">
            <text:p>Cedidiye, 1, Tayfun Sk., 81020 Düzce Merkez, 8102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bosch+kombi+klima+beyaz+esya+servisi/@40.8416076,31.1428242,14z/data=!4m8!1m2!2m1!1steknik+servis!3m4!1s0x409d755c3b9cab03:0x555b7b9cdcff4be0!8m2!3d40.8366685!4d31.1673582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utup Soğutma</text:p>
          </table:table-cell>
          <table:table-cell office:value-type="string" calcext:value-type="string">
            <text:p>Şerefiye, Cumhuriyet Sok. 17/A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3 16 38</text:p>
          </table:table-cell>
          <table:table-cell office:value-type="string" calcext:value-type="string">
            <text:p>https://www.google.com/maps/place/Kutup+So%C4%9Futma/@40.8416076,31.1428242,14z/data=!4m8!1m2!2m1!1steknik+servis!3m4!1s0x409d7554a5865d7d:0x101658dbc455165e!8m2!3d40.840381!4d31.161984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Klima Bayi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İhlas Yetkili Servis</text:p>
          </table:table-cell>
          <table:table-cell office:value-type="string" calcext:value-type="string">
            <text:p>Cedidiye Mah. Bolu Cad, Günay Apt No 84/B, 81010 Merkez</text:p>
          </table:table-cell>
          <table:table-cell office:value-type="string" calcext:value-type="string">
            <text:p>ihlaspazarlama.com.tr</text:p>
          </table:table-cell>
          <table:table-cell office:value-type="string" calcext:value-type="string">
            <text:p>(0380) 523 10 86</text:p>
          </table:table-cell>
          <table:table-cell office:value-type="string" calcext:value-type="string">
            <text:p>https://www.google.com/maps/place/%C4%B0hlas+Yetkili+Servis/@40.8416076,31.1428242,14z/data=!4m8!1m2!2m1!1steknik+servis!3m4!1s0x409d753887309ac3:0x81b47a9f40500f35!8m2!3d40.8353026!4d31.1720217</text:p>
          </table:table-cell>
          <table:table-cell office:value-type="string" calcext:value-type="string">
            <text:p>Pazartesi,08:30 - 18:00; Salı,08:30 - 18:00; Çarşamba,08:30 - 18:00; Perşembe,08:30 - 18:00; Cuma,08:30 - 18:00; Cumartesi,08:30 - 18:00; Pazar,Kapalı.</text:p>
          </table:table-cell>
          <table:table-cell office:value-type="string" calcext:value-type="string">
            <text:p>Ev Aletleri İçin Hizmet Merkezi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Düzce Vaillant Servis</text:p>
          </table:table-cell>
          <table:table-cell office:value-type="string" calcext:value-type="string">
            <text:p>Cedidiye, Hacı Hamdi Sk. 6a, 81020 Düzce Merkez/Düzce</text:p>
          </table:table-cell>
          <table:table-cell office:value-type="string" calcext:value-type="string">
            <text:p>vaillant.com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Vaillant+Servis/@40.8416076,31.1428242,14z/data=!4m8!1m2!2m1!1steknik+servis!3m4!1s0x409d9fe0699f5e27:0x30101445cb8a03b8!8m2!3d40.838179!4d31.161213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Isıtma Sistemler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Yıldız Bilgisayar Güvenlik Sistemleri</text:p>
          </table:table-cell>
          <table:table-cell office:value-type="string" calcext:value-type="string">
            <text:p>Kültür, Süleyman Kuyumcu Cd. 33/B, 8101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41 309 68 24</text:p>
          </table:table-cell>
          <table:table-cell office:value-type="string" calcext:value-type="string">
            <text:p>https://www.google.com/maps/place/Y%C4%B1ld%C4%B1z+Bilgisayar+G%C3%BCvenlik+Sistemleri/@40.8416076,31.1428242,14z/data=!4m8!1m2!2m1!1steknik+servis!3m4!1s0x409d75c898405843:0xf6dde2f7d57a5613!8m2!3d40.8412996!4d31.159955</text:p>
          </table:table-cell>
          <table:table-cell office:value-type="string" calcext:value-type="string">
            <text:p>Pazartesi,09:00 - 20:00; Salı,09:00 - 20:00; Çarşamba,09:00 - 20:00; Perşembe,09:00 - 20:00; Cuma,09:00 - 20:00; Cumartesi,09:00 - 20:00; Pazar,Kapalı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asayar Teknoloji - Atasayar Plaza</text:p>
          </table:table-cell>
          <table:table-cell office:value-type="string" calcext:value-type="string">
            <text:p>Merkez, Kültür Mahallesi D-100 Yan Yol 349/A NO:13, Atasayar Plaza, 81010 Düzce</text:p>
          </table:table-cell>
          <table:table-cell office:value-type="string" calcext:value-type="string">
            <text:p>atasayarteknoloji.com</text:p>
          </table:table-cell>
          <table:table-cell office:value-type="string" calcext:value-type="string">
            <text:p>444 8 412</text:p>
          </table:table-cell>
          <table:table-cell office:value-type="string" calcext:value-type="string">
            <text:p>https://www.google.com/maps/place/Atasayar+Teknoloji+-+Atasayar+Plaza/@40.8416076,31.1428242,14z/data=!4m8!1m2!2m1!1steknik+servis!3m4!1s0x409d7553cfec36e9:0x26885def2690d7f2!8m2!3d40.8471548!4d31.1570713</text:p>
          </table:table-cell>
          <table:table-cell office:value-type="string" calcext:value-type="string">
            <text:p>Pazartesi,08:30 - 18:00; Salı,08:30 - 18:00; Çarşamba,08:30 - 18:00; Perşembe,08:30 - 18:00; Cuma,08:30 - 18:00; Cumartesi,08:30 - 18:00; Pazar,Kapalı.</text:p>
          </table:table-cell>
          <table:table-cell office:value-type="string" calcext:value-type="string">
            <text:p>Bilgisayar Güvenlik Hizmetleri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General Mobile</text:p>
          </table:table-cell>
          <table:table-cell office:value-type="string" calcext:value-type="string">
            <text:p>Şerefiye, İstanbul Cd. No:64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General+Mobile/@40.8416076,31.1428242,14z/data=!4m8!1m2!2m1!1steknik+servis!3m4!1s0x409d755addf69b3f:0x31d8f589c5051521!8m2!3d40.839117!4d31.16033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üzce Beyaz Eşya Kombi Klima Servisi</text:p>
          </table:table-cell>
          <table:table-cell office:value-type="string" calcext:value-type="string">
            <text:p>Hamidiye, 1247. Sk. 81030 Merkez/Düzce, 8103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8 320 06 28</text:p>
          </table:table-cell>
          <table:table-cell office:value-type="string" calcext:value-type="string">
            <text:p>https://www.google.com/maps/place/D%C3%BCzce+Beyaz+E%C5%9Fya+Kombi+Klima+Servisi/@40.8416076,31.1428242,14z/data=!4m8!1m2!2m1!1steknik+servis!3m4!1s0x409da1ae03083b29:0x8348885e2dfd9006!8m2!3d40.8547165!4d31.1571566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ar Bilgisayar Sistemleri Sanayi Tic. Ltd.Şti. Düzce Western Union / BPN ÖDEME KURULUŞU A.Ş</text:p>
          </table:table-cell>
          <table:table-cell office:value-type="string" calcext:value-type="string">
            <text:p>Ttnet&amp;Türk Telekom Bayi, Çay Mahallesi,Aydınpınar Caddesi,No:14/A Düzce Western Union / BPN ÖDEME KURULUŞU A.Ş Sepaş Yetkili Ödeme Noktası, 81010 Merkez/Düzce</text:p>
          </table:table-cell>
          <table:table-cell office:value-type="string" calcext:value-type="string">
            <text:p>gelenalsin.com</text:p>
          </table:table-cell>
          <table:table-cell office:value-type="string" calcext:value-type="string">
            <text:p>(0380) 524 55 87</text:p>
          </table:table-cell>
          <table:table-cell office:value-type="string" calcext:value-type="string">
            <text:p>https://www.google.com/maps/place/Acar+Bilgisayar+Sistemleri+Sanayi+Tic.+Ltd.%C5%9Eti.+D%C3%BCzce+Western+Union+%2F+BPN+%C3%96DEME+KURULU%C5%9EU+A.%C5%9E/@40.8416076,31.1428242,14z/data=!4m8!1m2!2m1!1steknik+servis!3m4!1s0x409d755b019caa97:0x7640da319331cfeb!8m2!3d40.835982!4d31.157865</text:p>
          </table:table-cell>
          <table:table-cell office:value-type="string" calcext:value-type="string">
            <text:p>Pazartesi,08:30 - 19:30; Salı,08:30 - 19:30; Çarşamba,08:30 - 19:30; Perşembe,08:30 - 19:30; Cuma,08:30 - 19:30; Cumartesi,08:30 - 19:30; Pazar,Kapalı.</text:p>
          </table:table-cell>
          <table:table-cell office:value-type="string" calcext:value-type="string">
            <text:p>Bilgisayar mağazas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ECA kombi klima beyaz esya servisi</text:p>
          </table:table-cell>
          <table:table-cell office:value-type="string" calcext:value-type="string">
            <text:p>Koçyazı, Merkez, 2224 Sok No:20, 81100, 8110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ECA+kombi+klima+beyaz+esya+servisi/@40.8416076,31.1428242,14z/data=!4m8!1m2!2m1!1steknik+servis!3m4!1s0x409d0bbef2e68b71:0x9778978a8e6eae4b!8m2!3d40.8477747!4d31.1768062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Arçelik kombi klima beyaz esya servisi</text:p>
          </table:table-cell>
          <table:table-cell office:value-type="string" calcext:value-type="string">
            <text:p>Kültür, Blok Evler Sk., 81600 Düzce Merkez, 8160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Ar%C3%A7elik+kombi+klima+beyaz+esya+servisi/@40.8416076,31.1428242,14z/data=!4m8!1m2!2m1!1steknik+servis!3m4!1s0x409d9f948d0c4899:0x76dc4b28589bf715!8m2!3d40.8467639!4d31.1558077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ilo</text:p>
          </table:table-cell>
          <table:table-cell office:value-type="string" calcext:value-type="string">
            <text:p>Şerefiye, Şerefiye Mahallesi Uzunzade Sok, Atatürk Blv. No:3, 81010 Düzce Merkez/Düzce</text:p>
          </table:table-cell>
          <table:table-cell office:value-type="string" calcext:value-type="string">
            <text:p>profilo.com</text:p>
          </table:table-cell>
          <table:table-cell office:value-type="string" calcext:value-type="string">
            <text:p>444 7 766</text:p>
          </table:table-cell>
          <table:table-cell office:value-type="string" calcext:value-type="string">
            <text:p>https://www.google.com/maps/place/Profilo/@40.8416076,31.1428242,14z/data=!4m8!1m2!2m1!1steknik+servis!3m4!1s0x409d75539d6227d1:0xe9f8b8ab609b7bae!8m2!3d40.8397459!4d31.16273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yaz Eşya Mağazası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Düzce Demir Döküm kombi klima beyaz esya servisi</text:p>
          </table:table-cell>
          <table:table-cell office:value-type="string" calcext:value-type="string">
            <text:p>Karaca, Düzce - Akçakoca Yolu Yanyolu No:16, 81030 Düzce Merkez, 8103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Demir+D%C3%B6k%C3%BCm+kombi+klima+beyaz+esya+servisi/@40.8416076,31.1428242,14z/data=!4m8!1m2!2m1!1steknik+servis!3m4!1s0x409d755d7a406187:0x761612a09a5f62e5!8m2!3d40.8477255!4d31.1656359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Siemens kombi klima beyaz esya servisi</text:p>
          </table:table-cell>
          <table:table-cell office:value-type="string" calcext:value-type="string">
            <text:p>Azmimilli, Gazhane Cd. No:37, 81020 Düzce Merkez, 8102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google.com/maps/place/D%C3%BCzce+Siemens+kombi+klima+beyaz+esya+servisi/@40.8416076,31.1428242,14z/data=!4m8!1m2!2m1!1steknik+servis!3m4!1s0x409d759e5d129ca5:0xdc63676acd85fa16!8m2!3d40.831682!4d31.16873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Valiant kombi klima beyaz esya servisi</text:p>
          </table:table-cell>
          <table:table-cell office:value-type="string" calcext:value-type="string">
            <text:p>Cumhuriyet, Sivrioğlu Sk. No:45, 81600 Düzce Merkez, 8160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Valiant+kombi+klima+beyaz+esya+servisi/@40.8416076,31.1428242,14z/data=!4m8!1m2!2m1!1steknik+servis!3m4!1s0x409d7529d6ccd42f:0xaf8748f571fa48f3!8m2!3d40.839813!4d31.1784271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zer Soğutma</text:p>
          </table:table-cell>
          <table:table-cell office:value-type="string" calcext:value-type="string">
            <text:p>Çay, O. Yıldırmaz Sk., 81020 Düzce Merkez/Düzce</text:p>
          </table:table-cell>
          <table:table-cell office:value-type="string" calcext:value-type="string">
            <text:p>servisadresi.n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google.com/maps/place/Sezer+So%C4%9Futma/@40.8416076,31.1428242,14z/data=!4m8!1m2!2m1!1steknik+servis!3m4!1s0x409d755ca50addc3:0xbf0eb744bcf6867d!8m2!3d40.8366587!4d31.1581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 Eşyaları Mağazası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uz - San Elektronik</text:p>
          </table:table-cell>
          <table:table-cell office:value-type="string" calcext:value-type="string">
            <text:p>Şerefiye, Cumhuriyet Sok. No:4, 81010 Düzce Merkez/Düzce</text:p>
          </table:table-cell>
          <table:table-cell office:value-type="string" calcext:value-type="string">
            <text:p>firmasec.com</text:p>
          </table:table-cell>
          <table:table-cell office:value-type="string" calcext:value-type="string">
            <text:p>(0380) 524 66 83</text:p>
          </table:table-cell>
          <table:table-cell office:value-type="string" calcext:value-type="string">
            <text:p>https://www.google.com/maps/place/Buz+-+San+Elektronik/@40.8416076,31.1428242,14z/data=!4m8!1m2!2m1!1steknik+servis!3m4!1s0x409d755376960833:0xdee998e470be724b!8m2!3d40.8391463!4d31.161738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Düzce Arçelik Servisi</text:p>
          </table:table-cell>
          <table:table-cell office:value-type="string" calcext:value-type="string">
            <text:p>Şerefiye, İnönü Sk. No:3, 81010 Düzce Merkez/Düzce</text:p>
          </table:table-cell>
          <table:table-cell office:value-type="string" calcext:value-type="string">
            <text:p>arcelik.com.tr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Ar%C3%A7elik+Servisi/@40.8416076,31.1428242,14z/data=!4m8!1m2!2m1!1steknik+servis!3m4!1s0x409d9fe2bc687f55:0x18a973bca59da3e6!8m2!3d40.841242!4d31.1607107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Beyaz Eşya Tamirhane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Çözüm Elektronik</text:p>
          </table:table-cell>
          <table:table-cell office:value-type="string" calcext:value-type="string">
            <text:p>Burhaniye, İstiklal Cd. 1/A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%C3%87%C3%B6z%C3%BCm+Elektronik/@40.8416076,31.1428242,14z/data=!4m8!1m2!2m1!1steknik+servis!3m4!1s0x409d754574c9fced:0xab4c83c6a9220ec6!8m2!3d40.8385406!4d31.1650526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ürk Telekom Düzce İl Müdürlüğü</text:p>
          </table:table-cell>
          <table:table-cell office:value-type="string" calcext:value-type="string">
            <text:p>Kültür, Mansur Bayram Cd. No:12, 81600, 81600 Düzce Merkez/Düzce</text:p>
          </table:table-cell>
          <table:table-cell office:value-type="string" calcext:value-type="string">
            <text:p>turktelekom.com.tr</text:p>
          </table:table-cell>
          <table:table-cell office:value-type="string" calcext:value-type="string">
            <text:p>(0380) 555 10 10</text:p>
          </table:table-cell>
          <table:table-cell office:value-type="string" calcext:value-type="string">
            <text:p>https://www.google.com/maps/place/T%C3%BCrk+Telekom+D%C3%BCzce+%C4%B0l+M%C3%BCd%C3%BCrl%C3%BC%C4%9F%C3%BC/@40.8416076,31.1428242,14z/data=!4m8!1m2!2m1!1steknik+servis!3m4!1s0x409d75509fbe903b:0x2444df1931fc0543!8m2!3d40.840689!4d31.158231</text:p>
          </table:table-cell>
          <table:table-cell office:value-type="string" calcext:value-type="string">
            <text:p>Pazartesi,09:30 - 12:30,13:30 - 17:30; Salı,09:30 - 12:30,13:30 - 17:30; Çarşamba,09:30 - 12:30,13:30 - 17:30; Perşembe,09:30 - 12:30,13:30 - 17:30; Cuma,09:30 - 12:30,13:30 - 17:30; Cumartesi,Kapalı; Pazar,Kapalı.</text:p>
          </table:table-cell>
          <table:table-cell office:value-type="string" calcext:value-type="string">
            <text:p>Telekomünikasyon Servis Sağlayıcısı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Dilek İletişim</text:p>
          </table:table-cell>
          <table:table-cell office:value-type="string" calcext:value-type="string">
            <text:p>Şerefiye, İstanbul Cad. No:64, 81010 Düzce Merkez/Düzce</text:p>
          </table:table-cell>
          <table:table-cell office:value-type="string" calcext:value-type="string">
            <text:p>dilekiletisim1.sahibinden.com</text:p>
          </table:table-cell>
          <table:table-cell office:value-type="string" calcext:value-type="string">
            <text:p>(0380) 523 78 82</text:p>
          </table:table-cell>
          <table:table-cell office:value-type="string" calcext:value-type="string">
            <text:p>https://www.google.com/maps/place/Dilek+%C4%B0leti%C5%9Fim/@40.8416076,31.1428242,14z/data=!4m8!1m2!2m1!1steknik+servis!3m4!1s0x409d75535f2305c7:0xd608a9f0f9f30af7!8m2!3d40.839181!4d31.1603981</text:p>
          </table:table-cell>
          <table:table-cell office:value-type="string" calcext:value-type="string">
            <text:p>Pazartesi,08:30 - 09:30; Salı,08:30 - 09:30; Çarşamba,08:30 - 09:30; Perşembe,08:30 - 09:30; Cuma,08:30 - 09:30; Cumartesi,08:30 - 09:30; Pazar,Kapalı.</text:p>
          </table:table-cell>
          <table:table-cell office:value-type="string" calcext:value-type="string">
            <text:p>Cep telefonu mağazası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Düzce Arçelik Servisi</text:p>
          </table:table-cell>
          <table:table-cell office:value-type="string" calcext:value-type="string">
            <text:p>Kültür, Mehmet Akif Cd. No:47, 81100 Düzce Merkez/Düzce</text:p>
          </table:table-cell>
          <table:table-cell office:value-type="string" calcext:value-type="string">
            <text:p>arcelik.com.tr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Ar%C3%A7elik+Servisi/@40.8416076,31.1428242,14z/data=!4m8!1m2!2m1!1steknik+servis!3m4!1s0x409d757d670978ed:0x13a172a354b4a556!8m2!3d40.8449926!4d31.1563747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Beyaz Eşya Tamirhanesi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düzce Beko kombi klima beyaz esya servisi</text:p>
          </table:table-cell>
          <table:table-cell office:value-type="string" calcext:value-type="string">
            <text:p>Aziziye, Şht. Ramazan Gel Cd. No 81010 Düzce Merkez, 8101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36 409 37 14</text:p>
          </table:table-cell>
          <table:table-cell office:value-type="string" calcext:value-type="string">
            <text:p>https://www.google.com/maps/place/d%C3%BCzce+Beko+kombi+klima+beyaz+esya+servisi/@40.8416076,31.1428242,14z/data=!4m8!1m2!2m1!1steknik+servis!3m4!1s0x409d9ff4a7d6a5d1:0x5c0f83569b77e6b3!8m2!3d40.8417305!4d31.1376249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Çay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Sunny/@40.8416076,31.1428242,14z/data=!4m8!1m2!2m1!1steknik+servis!3m4!1s0x409d755c99720719:0x95d4e354120a6212!8m2!3d40.8370623!4d31.1573197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at&amp;Saat</text:p>
          </table:table-cell>
          <table:table-cell office:value-type="string" calcext:value-type="string">
            <text:p>Krempark AVM, Kültür Mh. İstanbul Cad No:116/Z13, 81600 Merkez</text:p>
          </table:table-cell>
          <table:table-cell office:value-type="string" calcext:value-type="string">
            <text:p>saatvesaat.com.tr</text:p>
          </table:table-cell>
          <table:table-cell office:value-type="string" calcext:value-type="string">
            <text:p>(0380) 790 14 69</text:p>
          </table:table-cell>
          <table:table-cell office:value-type="string" calcext:value-type="string">
            <text:p>https://www.google.com/maps/place/Saat%26Saat/@40.8416076,31.1428242,14z/data=!4m8!1m2!2m1!1steknik+servis!3m4!1s0x409d755a7323ffb1:0x326e97169a3a8702!8m2!3d40.8406536!4d31.1525936</text:p>
          </table:table-cell>
          <table:table-cell office:value-type="string" calcext:value-type="string">
            <text:p>Pazartesi,10:00 - 22:00; Salı,10:00 - 22:00; Çarşamba,10:00 - 22:00; Perşembe,10:00 - 22:00; Cuma,10:00 - 22:00; Cumartesi,10:00 - 22:00; Pazar,10:00 - 22:00.</text:p>
          </table:table-cell>
          <table:table-cell office:value-type="string" calcext:value-type="string">
            <text:p>Saatç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üzce Kombi Servisi</text:p>
          </table:table-cell>
          <table:table-cell office:value-type="string" calcext:value-type="string">
            <text:p>Şerefiye, Atatürk Blv. No:55, 81010 Düzce Merkez/Düzce</text:p>
          </table:table-cell>
          <table:table-cell office:value-type="string" calcext:value-type="string">
            <text:p>facebook.com</text:p>
          </table:table-cell>
          <table:table-cell office:value-type="string" calcext:value-type="string">
            <text:p>0850 305 2072</text:p>
          </table:table-cell>
          <table:table-cell office:value-type="string" calcext:value-type="string">
            <text:p>https://www.google.com/maps/place/D%C3%BCzce+Kombi+Servisi/@40.8416076,31.1428242,14z/data=!4m8!1m2!2m1!1steknik+servis!3m4!1s0x409d7551afddb443:0xc180972878d2b6e8!8m2!3d40.84286!4d31.163864</text:p>
          </table:table-cell>
          <table:table-cell office:value-type="string" calcext:value-type="string">
            <text:p>Pazartesi,24 saat açık; Salı,24 saat açık; Çarşamba,24 saat açık; Perşembe,24 saat açık; Cuma,24 saat açık; Cumartesi,24 saat açık; Pazar,24 saat açık.</text:p>
          </table:table-cell>
          <table:table-cell office:value-type="string" calcext:value-type="string">
            <text:p>Isıtma Sistemler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kan Telekom</text:p>
          </table:table-cell>
          <table:table-cell office:value-type="string" calcext:value-type="string">
            <text:p>Kültür, İstanbul Cd. 94/A, 8160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Hakan+Telekom/@40.8416076,31.1428242,14z/data=!4m8!1m2!2m1!1steknik+servis!3m4!1s0x409d755a55ebcc67:0xaf986c9c2073ca92!8m2!3d40.8394499!4d31.1589135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ofilo-mutlu</text:p>
          </table:table-cell>
          <table:table-cell office:value-type="string" calcext:value-type="string">
            <text:p>Camikebir, Mareşal Fevzi Çakmak Sk., 8102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24 25</text:p>
          </table:table-cell>
          <table:table-cell office:value-type="string" calcext:value-type="string">
            <text:p>https://www.google.com/maps/place/Profilo-mutlu/@40.8416076,31.1428242,14z/data=!4m8!1m2!2m1!1steknik+servis!3m4!1s0x409d755b0088b523:0xf83df422d5b71ee2!8m2!3d40.839167!4d31.1584741</text:p>
          </table:table-cell>
          <table:table-cell office:value-type="string" calcext:value-type="string">
            <text:p>Pazartesi,08:30 - 19:30; Salı,08:30 - 19:30; Çarşamba,08:30 - 19:30; Perşembe,08:30 - 19:30; Cuma,08:30 - 19:30; Cumartesi,08:30 - 19:3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Profilo sen kardesler</text:p>
          </table:table-cell>
          <table:table-cell office:value-type="string" calcext:value-type="string">
            <text:p>Cedidiye, Meydan Sk. No:2, 81020 Düzce Merkez/Düzce</text:p>
          </table:table-cell>
          <table:table-cell office:value-type="string" calcext:value-type="string">
            <text:p>profilo.com</text:p>
          </table:table-cell>
          <table:table-cell office:value-type="string" calcext:value-type="string">
            <text:p>(0380) 523 82 88</text:p>
          </table:table-cell>
          <table:table-cell office:value-type="string" calcext:value-type="string">
            <text:p>https://www.google.com/maps/place/Profilo+sen+kardesler/@40.8416076,31.1428242,14z/data=!4m8!1m2!2m1!1steknik+servis!3m4!1s0x409d7544953470ab:0xd807b879c19550f!8m2!3d40.8377567!4d31.16003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yaz Eşya Mağazası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Çavuşoğlu Motor</text:p>
          </table:table-cell>
          <table:table-cell office:value-type="string" calcext:value-type="string">
            <text:p>Cedidiye, Bolu Cd. No:64, 8102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%C3%87avu%C5%9Fo%C4%9Flu+Motor/@40.8416076,31.1428242,14z/data=!4m8!1m2!2m1!1steknik+servis!3m4!1s0x409d75466054428d:0x874755f8f47525c5!8m2!3d40.836428!4d31.1686136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inç Teknik</text:p>
          </table:table-cell>
          <table:table-cell office:value-type="string" calcext:value-type="string">
            <text:p>Uzun Mustafa, 822. Sk. No:3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Din%C3%A7+Teknik/@40.8416076,31.1428242,14z/data=!4m8!1m2!2m1!1steknik+servis!3m4!1s0x409d9ffcc48fa1df:0xa79d8272c1b7ad01!8m2!3d40.845318!4d31.148988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ŞAFAK TEKNİK SERVİS</text:p>
          </table:table-cell>
          <table:table-cell office:value-type="string" calcext:value-type="string">
            <text:p>orta mah, Atatürk Blv. NO:5/F, 81700 Cumayeri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541 532 88 89</text:p>
          </table:table-cell>
          <table:table-cell office:value-type="string" calcext:value-type="string">
            <text:p>https://www.google.com/maps/place/%C5%9EAFAK+TEKN%C4%B0K+SERV%C4%B0S/@40.8730363,30.9321621,14z/data=!4m8!1m2!2m1!1steknik+servis!3m4!1s0x409d99d0488dca93:0xc7fe064ce1c279eb!8m2!3d40.8730363!4d30.9496716</text:p>
          </table:table-cell>
          <table:table-cell office:value-type="string" calcext:value-type="string">
            <text:p>Pazartesi,09:00 - 20:00; Salı,09:00 - 20:00; Çarşamba,09:00 - 20:00; Perşembe,09:00 - 20:00; Cuma,09:00 - 20:00; Cumartesi,09:00 - 20:00; Pazar,Kapalı.</text:p>
          </table:table-cell>
          <table:table-cell office:value-type="string" calcext:value-type="string">
            <text:p>Beyaz Eşya Tamirhane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SM Hopital</text:p>
          </table:table-cell>
          <table:table-cell office:value-type="string" calcext:value-type="string">
            <text:p>Şerefiye, No:, İstanbul Cd. No:70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GSM+Hopital/@40.8416076,31.1428242,14z/data=!4m8!1m2!2m1!1steknik+servis!3m4!1s0x409d755ae722a6dd:0xffc3a6a5c2489428!8m2!3d40.8391771!4d31.16019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p telefonu mağazas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uban Bilgisayar</text:p>
          </table:table-cell>
          <table:table-cell office:value-type="string" calcext:value-type="string">
            <text:p>Kültür, Süleyman Kuyumcu Cad. No:19, 8160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41 29</text:p>
          </table:table-cell>
          <table:table-cell office:value-type="string" calcext:value-type="string">
            <text:p>https://www.google.com/maps/place/Kuban+Bilgisayar/@40.8416076,31.1428242,14z/data=!4m8!1m2!2m1!1steknik+servis!3m4!1s0x409d7554a42f2b7d:0xf3b978b1623e0a57!8m2!3d40.84039!4d31.159532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üzce ERTAŞ otomotiv OPEL CHEVROLET Özel Servisi</text:p>
          </table:table-cell>
          <table:table-cell office:value-type="string" calcext:value-type="string">
            <text:p>Kültür, 791. Sk. No:3, 81600 Düzce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544 660 36 49</text:p>
          </table:table-cell>
          <table:table-cell office:value-type="string" calcext:value-type="string">
            <text:p>https://www.google.com/maps/place/D%C3%BCzce+ERTA%C5%9E+otomotiv+OPEL+CHEVROLET+%C3%96zel+Servisi/@40.8416076,31.1428242,14z/data=!4m8!1m2!2m1!1steknik+servis!3m4!1s0x409d9f059cf469f1:0x50ee9a78893871c3!8m2!3d40.8473365!4d31.1536009</text:p>
          </table:table-cell>
          <table:table-cell office:value-type="string" calcext:value-type="string">
            <text:p>Pazartesi,08:00 - 19:00; Salı,08:00 - 19:00; Çarşamba,08:00 - 19:00; Perşembe,08:00 - 19:00; Cuma,08:00 - 19:00; Cumartesi,08:00 - 19:00; Pazar,Kapalı.</text:p>
          </table:table-cell>
          <table:table-cell office:value-type="string" calcext:value-type="string">
            <text:p>Araç Bakım ve Onarımı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Vestel Düzce Ana Bayi</text:p>
          </table:table-cell>
          <table:table-cell office:value-type="string" calcext:value-type="string">
            <text:p>Cedidiye, Bolu Cd., 81020 Düzce Merkez/Düzce</text:p>
          </table:table-cell>
          <table:table-cell office:value-type="string" calcext:value-type="string">
            <text:p>adaselektronik.com.tr</text:p>
          </table:table-cell>
          <table:table-cell office:value-type="string" calcext:value-type="string">
            <text:p>0506 774 02 72</text:p>
          </table:table-cell>
          <table:table-cell office:value-type="string" calcext:value-type="string">
            <text:p>https://www.google.com/maps/place/Vestel+D%C3%BCzce+Ana+Bayi/@40.8416076,31.1428242,14z/data=!4m8!1m2!2m1!1steknik+servis!3m4!1s0x409d7545d47b25cf:0x5f7ed74c4ccc6c53!8m2!3d40.836934!4d31.167054</text:p>
          </table:table-cell>
          <table:table-cell office:value-type="string" calcext:value-type="string">
            <text:p>Pazartesi,08:30 - 19:00; Salı,08:30 - 19:00; Çarşamba,08:30 - 19:00; Perşembe,08:30 - 19:00; Cuma,08:30 - 19:00; Cumartesi,09:00 - 19:00; Pazar,Kapalı.</text:p>
          </table:table-cell>
          <table:table-cell office:value-type="string" calcext:value-type="string">
            <text:p>Beyaz Eşya Mağazası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Ece Alarm ve Güvenlik Sistemleri D-Smart Yetkili Servisi</text:p>
          </table:table-cell>
          <table:table-cell office:value-type="string" calcext:value-type="string">
            <text:p>Burhaniye, Demir Apartmanı, Şht. Piyade Er Tuncay Aydın Sk. No: 1/E, 81100 Merkez/Düzce</text:p>
          </table:table-cell>
          <table:table-cell office:value-type="string" calcext:value-type="string">
            <text:p>business.site</text:p>
          </table:table-cell>
          <table:table-cell office:value-type="string" calcext:value-type="string">
            <text:p>0850 420 8176</text:p>
          </table:table-cell>
          <table:table-cell office:value-type="string" calcext:value-type="string">
            <text:p>https://www.google.com/maps/place/Ece+Alarm+ve+G%C3%BCvenlik+Sistemleri+D-Smart+Yetkili+Servisi/@40.8416076,31.1428242,14z/data=!4m8!1m2!2m1!1steknik+servis!3m4!1s0x409d759851337b13:0x4e908f913760f8c7!8m2!3d40.8389195!4d31.1644117</text:p>
          </table:table-cell>
          <table:table-cell office:value-type="string" calcext:value-type="string">
            <text:p>Pazartesi,09:00 - 18:30; Salı,09:00 - 18:30; Çarşamba,09:00 - 18:30; Perşembe,09:00 - 18:30; Cuma,09:00 - 18:30; Cumartesi,09:00 - 17:30; Pazar,Kapalı.</text:p>
          </table:table-cell>
          <table:table-cell office:value-type="string" calcext:value-type="string">
            <text:p>Güvenlik Sistemi Tedarikçisi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MODTEK GÜVENLİK</text:p>
          </table:table-cell>
          <table:table-cell office:value-type="string" calcext:value-type="string">
            <text:p>Nusrettin Mah.Bolu Cad.Tevfik Fikret Sok.No:1Kat:2, 81100 Merkez/Düzce</text:p>
          </table:table-cell>
          <table:table-cell office:value-type="string" calcext:value-type="string">
            <text:p>modtekguvenlik.com</text:p>
          </table:table-cell>
          <table:table-cell office:value-type="string" calcext:value-type="string">
            <text:p>(0380) 514 73 73</text:p>
          </table:table-cell>
          <table:table-cell office:value-type="string" calcext:value-type="string">
            <text:p>https://www.google.com/maps/place/MODTEK+G%C3%9CVENL%C4%B0K/@40.8416076,31.1428242,14z/data=!4m8!1m2!2m1!1steknik+servis!3m4!1s0x409d7599700305f3:0xaf785f87442b9db!8m2!3d40.837167!4d31.167221</text:p>
          </table:table-cell>
          <table:table-cell office:value-type="string" calcext:value-type="string">
            <text:p>Pazartesi,09:00 - 19:00; Salı,09:00 - 19:00; Çarşamba,09:00 - 19:00; Perşembe,09:00 - 19:00; Cuma,09:00 - 19:00; Cumartesi,09:00 - 19:00; Pazar,Kapalı.</text:p>
          </table:table-cell>
          <table:table-cell office:value-type="string" calcext:value-type="string">
            <text:p>Güvenlik Sistemi Tedarikçi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üzce Bosch Bayi İBRAHİM PAK</text:p>
          </table:table-cell>
          <table:table-cell office:value-type="string" calcext:value-type="string">
            <text:p>Camikebir, Santral Sk. 1/B, 81100 Merkez/Düzce</text:p>
          </table:table-cell>
          <table:table-cell office:value-type="string" calcext:value-type="string">
            <text:p>bosch-home.com.tr</text:p>
          </table:table-cell>
          <table:table-cell office:value-type="string" calcext:value-type="string">
            <text:p>(0380) 523 79 89</text:p>
          </table:table-cell>
          <table:table-cell office:value-type="string" calcext:value-type="string">
            <text:p>https://www.google.com/maps/place/D%C3%BCzce+Bosch+Bayi+%C4%B0BRAH%C4%B0M+PAK/@40.8416076,31.1428242,14z/data=!4m8!1m2!2m1!1steknik+servis!3m4!1s0x409d755b70509e4f:0x29017ae8085fa45e!8m2!3d40.837813!4d31.158519</text:p>
          </table:table-cell>
          <table:table-cell office:value-type="string" calcext:value-type="string">
            <text:p>Pazartesi,08:30 - 20:00; Salı,08:30 - 20:00; Çarşamba,08:30 - 20:00; Perşembe,08:30 - 20:00; Cuma,08:30 - 20:00; Cumartesi,08:30 - 20:00; Pazar,11:00 - 18:00.</text:p>
          </table:table-cell>
          <table:table-cell office:value-type="string" calcext:value-type="string">
            <text:p>Beyaz Eşya Mağazası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Bosch-ünal</text:p>
          </table:table-cell>
          <table:table-cell office:value-type="string" calcext:value-type="string">
            <text:p>Camikebir, Cevat Şahin Sk., 81020 Düzce Merkez/Düzce</text:p>
          </table:table-cell>
          <table:table-cell office:value-type="string" calcext:value-type="string">
            <text:p>bosch.com.t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google.com/maps/place/Bosch-%C3%BCnal/@40.8416076,31.1428242,14z/data=!4m8!1m2!2m1!1steknik+servis!3m4!1s0x409d755baf7d8131:0xac6661a06b1784f8!8m2!3d40.8390289!4d31.1575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yaz Eşya Mağazası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Öz Elektronik</text:p>
          </table:table-cell>
          <table:table-cell office:value-type="string" calcext:value-type="string">
            <text:p>Nusrettin, İstiklal Cd. No:20, 8101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%C3%96z+Elektronik/@40.8416076,31.1428242,14z/data=!4m8!1m2!2m1!1steknik+servis!3m4!1s0x409d754579fc85e1:0x735e4190d54ba3ef!8m2!3d40.83896!4d31.165584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avuz Ofset</text:p>
          </table:table-cell>
          <table:table-cell office:value-type="string" calcext:value-type="string">
            <text:p>Cedidiye, Bolu Cd. NO:34 / A, 81020 Düzce Merkez/Düz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https://www.google.com/maps/place/Yavuz+Ofset/@40.8416076,31.1428242,14z/data=!4m8!1m2!2m1!1steknik+servis!3m4!1s0x409d7545ae712ffd:0x28bf29898d8ef3e3!8m2!3d40.837624!4d31.165214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tak Bilgisayar</text:p>
          </table:table-cell>
          <table:table-cell office:value-type="string" calcext:value-type="string">
            <text:p>Kültür, Spor Sok. Belediye Pasaji D:4, 81600 Düzce Merkez/Düzce</text:p>
          </table:table-cell>
          <table:table-cell office:value-type="string" calcext:value-type="string">
            <text:p>atakpc.com</text:p>
          </table:table-cell>
          <table:table-cell office:value-type="string" calcext:value-type="string">
            <text:p>(0380) 524 99 53</text:p>
          </table:table-cell>
          <table:table-cell office:value-type="string" calcext:value-type="string">
            <text:p>https://www.google.com/maps/place/Atak+Bilgisayar/@40.8416076,31.1428242,14z/data=!4m8!1m2!2m1!1steknik+servis!3m4!1s0x409d755376960833:0x46ce66c7650a3ad2!8m2!3d40.840728!4d31.15698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AYDIN TELEKOM BİLİŞİM HİZMETLERİ</text:p>
          </table:table-cell>
          <table:table-cell office:value-type="string" calcext:value-type="string">
            <text:p>Cedidiye, General Mithat Sk., 81100 Düzce Merkez/Düz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0380) 524 81 91</text:p>
          </table:table-cell>
          <table:table-cell office:value-type="string" calcext:value-type="string">
            <text:p>https://www.google.com/maps/place/AYDIN+TELEKOM+B%C4%B0L%C4%B0%C5%9E%C4%B0M+H%C4%B0ZMETLER%C4%B0/@40.8416076,31.1428242,14z/data=!4m8!1m2!2m1!1steknik+servis!3m4!1s0x409d755376960833:0x2ff10892b33e2d05!8m2!3d40.836906!4d31.165809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AILLANT DÜZCE ANA BAYİİ İNAN ISI VE ENERJİ SİSTEMLERİ SAN.TİC.LTD.ŞTİ.</text:p>
          </table:table-cell>
          <table:table-cell office:value-type="string" calcext:value-type="string">
            <text:p>Merkez, cedidiye mah. göksel sok. no:14/c merkez/düzce, 81010 Düzce</text:p>
          </table:table-cell>
          <table:table-cell office:value-type="string" calcext:value-type="string">
            <text:p>vaillantinanisi.com</text:p>
          </table:table-cell>
          <table:table-cell office:value-type="string" calcext:value-type="string">
            <text:p>(0380) 524 71 71</text:p>
          </table:table-cell>
          <table:table-cell office:value-type="string" calcext:value-type="string">
            <text:p>https://www.google.com/maps/place/VAILLANT+D%C3%9CZCE+ANA+BAY%C4%B0%C4%B0+%C4%B0NAN+ISI+VE+ENERJ%C4%B0+S%C4%B0STEMLER%C4%B0+SAN.T%C4%B0C.LTD.%C5%9ET%C4%B0./@40.8416076,31.1428242,14z/data=!4m8!1m2!2m1!1steknik+servis!3m4!1s0x409d7546e8ea89db:0xbefde028a469e40!8m2!3d40.835404!4d31.168434</text:p>
          </table:table-cell>
          <table:table-cell office:value-type="string" calcext:value-type="string">
            <text:p>Pazartesi,08:30 - 18:15; Salı,08:30 - 18:15; Çarşamba,08:30 - 18:15; Perşembe,08:30 - 18:15; Cuma,08:30 - 18:15; Cumartesi,08:30 - 18:15; Pazar,Kapalı.</text:p>
          </table:table-cell>
          <table:table-cell office:value-type="string" calcext:value-type="string">
            <text:p>Isıtma Sistemleri</text:p>
          </table:table-cell>
          <table:table-cell office:value-type="float" office:value="4.7" calcext:value-type="float">
            <text:p>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2T16:46:47.699888792</dc:date>
    <meta:editing-duration>PT2M35S</meta:editing-duration>
    <meta:editing-cycles>1</meta:editing-cycles>
    <meta:document-statistic meta:table-count="1" meta:cell-count="808" meta:object-count="0"/>
    <meta:generator>LibreOffice/6.4.6.2$Linux_X86_64 LibreOffice_project/40$Build-2</meta:generator>
  </office:meta>
</office:document-meta>
</file>